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13.3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2.47mm"/>
    </style:style>
    <style:style style:name="co10" style:family="table-column">
      <style:table-column-properties fo:break-before="auto" style:column-width="19.9mm"/>
    </style:style>
    <style:style style:name="co11" style:family="table-column">
      <style:table-column-properties fo:break-before="auto" style:column-width="12.81mm"/>
    </style:style>
    <style:style style:name="co12" style:family="table-column">
      <style:table-column-properties fo:break-before="auto" style:column-width="18.1mm"/>
    </style:style>
    <style:style style:name="co13" style:family="table-column">
      <style:table-column-properties fo:break-before="auto" style:column-width="19.09mm"/>
    </style:style>
    <style:style style:name="co14" style:family="table-column">
      <style:table-column-properties fo:break-before="auto" style:column-width="13.12mm"/>
    </style:style>
    <style:style style:name="co15" style:family="table-column">
      <style:table-column-properties fo:break-before="auto" style:column-width="5.45mm"/>
    </style:style>
    <style:style style:name="co16" style:family="table-column">
      <style:table-column-properties fo:break-before="auto" style:column-width="7.62mm"/>
    </style:style>
    <style:style style:name="co17" style:family="table-column">
      <style:table-column-properties fo:break-before="auto" style:column-width="77.59mm"/>
    </style:style>
    <style:style style:name="co18" style:family="table-column">
      <style:table-column-properties fo:break-before="auto" style:column-width="78.83mm"/>
    </style:style>
    <style:style style:name="co19" style:family="table-column">
      <style:table-column-properties fo:break-before="auto" style:column-width="47.94mm"/>
    </style:style>
    <style:style style:name="co20" style:family="table-column">
      <style:table-column-properties fo:break-before="auto" style:column-width="28.75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8.4mm"/>
    </style:style>
    <style:style style:name="co23" style:family="table-column">
      <style:table-column-properties fo:break-before="auto" style:column-width="49.09mm"/>
    </style:style>
    <style:style style:name="co24" style:family="table-column">
      <style:table-column-properties fo:break-before="auto" style:column-width="39.09mm"/>
    </style:style>
    <style:style style:name="co25" style:family="table-column">
      <style:table-column-properties fo:break-before="auto" style:column-width="80.57mm"/>
    </style:style>
    <style:style style:name="co26" style:family="table-column">
      <style:table-column-properties fo:break-before="auto" style:column-width="27.27mm"/>
    </style:style>
    <style:style style:name="co27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4.8mm" fo:break-before="auto" style:use-optimal-row-height="true"/>
    </style:style>
    <style:style style:name="ro4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3pt solid #000000" fo:wrap-option="wrap" fo:border-left="none" fo:border-right="none" fo:border-top="none"/>
    </style:style>
    <style:style style:name="ce3" style:family="table-cell" style:parent-style-name="Default">
      <style:map style:condition="is-true-formula(MOD(ROW();2)=0)" style:apply-style-name="Untitled4" style:base-cell-address="pins.D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map style:condition="cell-content()&gt;[$pins.$S$11]" style:apply-style-name="Untitled2" style:base-cell-address="pins.L5"/>
      <style:map style:condition="cell-content()&lt;-[$pins.$S$11]" style:apply-style-name="Untitled2" style:base-cell-address="pins.L5"/>
      <style:map style:condition="cell-content-is-between([$pins.$S$11],-[$pins.$S$11])" style:apply-style-name="Untitled1" style:base-cell-address="pins.L5"/>
    </style:style>
    <style:style style:name="ce6" style:family="table-cell" style:parent-style-name="Default">
      <style:map style:condition="is-true-formula(MOD(ROW();2)=0)" style:apply-style-name="Untitled4" style:base-cell-address="pins.M5"/>
    </style:style>
    <style:style style:name="ce7" style:family="table-cell" style:parent-style-name="Default">
      <style:table-cell-properties fo:background-color="#000000"/>
      <style:text-properties fo:color="#fff200"/>
      <style:map style:condition="cell-content()&gt;INDIRECT(ADDRESS(ROW();COLUMN()-1))" style:apply-style-name="Untitled2" style:base-cell-address="pins.O5"/>
      <style:map style:condition="is-true-formula(MOD(ROW();2)=1)" style:apply-style-name="Untitled5" style:base-cell-address="pins.O5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5"/>
        <table:table-column table:style-name="co11" table:default-cell-style-name="ce6"/>
        <table:table-column table:style-name="co12" table:default-cell-style-name="ce6"/>
        <table:table-column table:style-name="co13" table:default-cell-style-name="ce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0" table:default-cell-style-name="Default"/>
        <table:table-row table:style-name="ro1" table:number-rows-repeated="2">
          <table:table-cell table:number-columns-repeated="3"/>
          <table:table-cell table:style-name="Default" table:number-columns-repeated="12"/>
          <table:table-cell table:number-columns-repeated="100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float" office:value="7015" calcext:value-type="float" table:number-columns-spanned="2" table:number-rows-spanned="1">
            <text:p>7015</text:p>
          </table:table-cell>
          <table:covered-table-cell table:style-name="Default"/>
          <table:table-cell table:style-name="ce4" office:value-type="float" office:value="7030" calcext:value-type="float" table:number-columns-spanned="2" table:number-rows-spanned="1">
            <text:p>7030</text:p>
          </table:table-cell>
          <table:covered-table-cell table:style-name="Default"/>
          <table:table-cell table:style-name="Default" table:number-columns-repeated="6"/>
          <table:table-cell table:number-columns-repeated="1007"/>
        </table:table-row>
        <table:table-row table:style-name="ro2">
          <table:table-cell table:style-name="ce1" table:number-columns-repeated="3"/>
          <table:table-cell table:style-name="ce2"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Absolute difference between delay</text:p>
          </table:table-cell>
          <table:table-cell table:style-name="ce2" office:value-type="string" calcext:value-type="string">
            <text:p>Minimum delay difference</text:p>
          </table:table-cell>
          <table:table-cell table:style-name="ce2" office:value-type="string" calcext:value-type="string">
            <text:p>Worst Case delay difference</text:p>
          </table:table-cell>
          <table:table-cell table:style-name="ce2" office:value-type="string" calcext:value-type="string">
            <text:p>Mean Delay</text:p>
          </table:table-cell>
          <table:table-cell table:style-name="ce2" office:value-type="string" calcext:value-type="string">
            <text:p>Max. allowed Trace length</text:p>
          </table:table-cell>
          <table:table-cell table:style-name="ce2" office:value-type="string" calcext:value-type="string">
            <text:p>Group based Trace length</text:p>
          </table:table-cell>
          <table:table-cell table:style-name="ce1" table:number-columns-repeated="3"/>
          <table:table-cell table:style-name="ce1" office:value-type="string" calcext:value-type="string">
            <text:p>Maximal Trace length for DDR3 Signals/mm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9</text:p>
          </table:table-cell>
          <table:table-cell office:value-type="string" calcext:value-type="string">
            <text:p>DDR_addr[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069" calcext:value-type="float">
            <text:p>59,069</text:p>
          </table:table-cell>
          <table:table-cell office:value-type="float" office:value="59.663" calcext:value-type="float">
            <text:p>59,663</text:p>
          </table:table-cell>
          <table:table-cell office:value-type="float" office:value="69.709" calcext:value-type="float">
            <text:p>69,709</text:p>
          </table:table-cell>
          <table:table-cell office:value-type="float" office:value="70.409" calcext:value-type="float">
            <text:p>70,409</text:p>
          </table:table-cell>
          <table:table-cell table:formula="of:=[.G5]-[.I5]" office:value-type="float" office:value="-10.746" calcext:value-type="float">
            <text:p>-10,746</text:p>
          </table:table-cell>
          <table:table-cell table:formula="of:=IF([.G5]&gt;[.I5];[.F5]-[.I5];[.G5]-[.H5])" office:value-type="float" office:value="-10.046" calcext:value-type="float">
            <text:p>-10,046</text:p>
          </table:table-cell>
          <table:table-cell table:formula="of:=IF([.G5]&gt;[.I5];[.G5]-[.H5];[.F5]-[.I5])+INDEX([.$V$14:.$V$18];[.$E5])" office:value-type="float" office:value="-11.34" calcext:value-type="float">
            <text:p>-11,34</text:p>
          </table:table-cell>
          <table:table-cell table:formula="of:=[.G5]-([.L5]/2)" office:value-type="float" office:value="65.333" calcext:value-type="float">
            <text:p>65,333</text:p>
          </table:table-cell>
          <table:table-cell table:formula="of:=[.$S$5]-MAX([.G5];[.I5])/[.$S$8]" office:value-type="float" office:value="116.820776469954" calcext:value-type="float">
            <text:p>116,820776469954</text:p>
          </table:table-cell>
          <table:table-cell table:formula="of:=INDEX([.$T$14:.$T$18];[.E5])-[.M5]/IF(INDEX([.$U$14:.$U$18];[.E5])=0;[.$S$8];[.$T$8])" office:value-type="float" office:value="53.8971746168723" calcext:value-type="float">
            <text:p>53,8971746168723</text:p>
          </table:table-cell>
          <table:table-cell table:formula="of:=INDIRECT(ADDRESS(ROW();COLUMN()-1))" office:value-type="float" office:value="53.8971746168723" calcext:value-type="float">
            <text:p>53,897174616872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8</text:p>
          </table:table-cell>
          <table:table-cell office:value-type="string" calcext:value-type="string">
            <text:p>DDR_addr[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38" calcext:value-type="float">
            <text:p>59,38</text:p>
          </table:table-cell>
          <table:table-cell office:value-type="float" office:value="59.977" calcext:value-type="float">
            <text:p>59,977</text:p>
          </table:table-cell>
          <table:table-cell office:value-type="float" office:value="55.715" calcext:value-type="float">
            <text:p>55,715</text:p>
          </table:table-cell>
          <table:table-cell office:value-type="float" office:value="56.275" calcext:value-type="float">
            <text:p>56,275</text:p>
          </table:table-cell>
          <table:table-cell table:formula="of:=[.G6]-[.I6]" office:value-type="float" office:value="3.702" calcext:value-type="float">
            <text:p>3,702</text:p>
          </table:table-cell>
          <table:table-cell table:formula="of:=IF([.G6]&gt;[.I6];[.F6]-[.I6];[.G6]-[.H6])" office:value-type="float" office:value="3.105" calcext:value-type="float">
            <text:p>3,105</text:p>
          </table:table-cell>
          <table:table-cell table:formula="of:=IF([.G6]&gt;[.I6];[.G6]-[.H6];[.F6]-[.I6])+INDEX([.$V$14:.$V$18];[.$E6])" office:value-type="float" office:value="4.26199999999999" calcext:value-type="float">
            <text:p>4,26199999999999</text:p>
          </table:table-cell>
          <table:table-cell table:formula="of:=[.G6]-([.L6]/2)" office:value-type="float" office:value="57.846" calcext:value-type="float">
            <text:p>57,846</text:p>
          </table:table-cell>
          <table:table-cell table:formula="of:=[.$S$5]-MAX([.G6];[.I6])/[.$S$8]" office:value-type="float" office:value="118.328959512824" calcext:value-type="float">
            <text:p>118,328959512824</text:p>
          </table:table-cell>
          <table:table-cell table:formula="of:=INDEX([.$T$14:.$T$18];[.E6])-[.M6]/IF(INDEX([.$U$14:.$U$18];[.E6])=0;[.$S$8];[.$T$8])" office:value-type="float" office:value="55.1695309091515" calcext:value-type="float">
            <text:p>55,169530909151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 office:value-type="string" calcext:value-type="string">
            <text:p>DDR_addr[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145" calcext:value-type="float">
            <text:p>55,145</text:p>
          </table:table-cell>
          <table:table-cell office:value-type="float" office:value="55.7" calcext:value-type="float">
            <text:p>55,7</text:p>
          </table:table-cell>
          <table:table-cell office:value-type="float" office:value="44.112" calcext:value-type="float">
            <text:p>44,112</text:p>
          </table:table-cell>
          <table:table-cell office:value-type="float" office:value="44.556" calcext:value-type="float">
            <text:p>44,556</text:p>
          </table:table-cell>
          <table:table-cell table:formula="of:=[.G7]-[.I7]" office:value-type="float" office:value="11.144" calcext:value-type="float">
            <text:p>11,144</text:p>
          </table:table-cell>
          <table:table-cell table:formula="of:=IF([.G7]&gt;[.I7];[.F7]-[.I7];[.G7]-[.H7])" office:value-type="float" office:value="10.589" calcext:value-type="float">
            <text:p>10,589</text:p>
          </table:table-cell>
          <table:table-cell table:formula="of:=IF([.G7]&gt;[.I7];[.G7]-[.H7];[.F7]-[.I7])+INDEX([.$V$14:.$V$18];[.$E7])" office:value-type="float" office:value="11.588" calcext:value-type="float">
            <text:p>11,588</text:p>
          </table:table-cell>
          <table:table-cell table:formula="of:=[.G7]-([.L7]/2)" office:value-type="float" office:value="49.906" calcext:value-type="float">
            <text:p>49,906</text:p>
          </table:table-cell>
          <table:table-cell table:formula="of:=[.$S$5]-MAX([.G7];[.I7])/[.$S$8]" office:value-type="float" office:value="118.947297211669" calcext:value-type="float">
            <text:p>118,947297211669</text:p>
          </table:table-cell>
          <table:table-cell table:formula="of:=INDEX([.$T$14:.$T$18];[.E7])-[.M7]/IF(INDEX([.$U$14:.$U$18];[.E7])=0;[.$S$8];[.$T$8])" office:value-type="float" office:value="56.5188709599992" calcext:value-type="float">
            <text:p>56,5188709599992</text:p>
          </table:table-cell>
          <table:table-cell table:number-columns-repeated="3"/>
          <table:table-cell office:value-type="string" calcext:value-type="string">
            <text:p>Propagation Delay Inner Layers/(ps/mm)</text:p>
          </table:table-cell>
          <table:table-cell office:value-type="string" calcext:value-type="string">
            <text:p>Propagation Delay Outer Layers/(ps/mm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DDR_addr[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88" calcext:value-type="float">
            <text:p>54,288</text:p>
          </table:table-cell>
          <table:table-cell office:value-type="float" office:value="54.833" calcext:value-type="float">
            <text:p>54,833</text:p>
          </table:table-cell>
          <table:table-cell office:value-type="float" office:value="57.133" calcext:value-type="float">
            <text:p>57,133</text:p>
          </table:table-cell>
          <table:table-cell office:value-type="float" office:value="57.707" calcext:value-type="float">
            <text:p>57,707</text:p>
          </table:table-cell>
          <table:table-cell table:formula="of:=[.G8]-[.I8]" office:value-type="float" office:value="-2.874" calcext:value-type="float">
            <text:p>-2,874</text:p>
          </table:table-cell>
          <table:table-cell table:formula="of:=IF([.G8]&gt;[.I8];[.F8]-[.I8];[.G8]-[.H8])" office:value-type="float" office:value="-2.3" calcext:value-type="float">
            <text:p>-2,3</text:p>
          </table:table-cell>
          <table:table-cell table:formula="of:=IF([.G8]&gt;[.I8];[.G8]-[.H8];[.F8]-[.I8])+INDEX([.$V$14:.$V$18];[.$E8])" office:value-type="float" office:value="-3.419" calcext:value-type="float">
            <text:p>-3,419</text:p>
          </table:table-cell>
          <table:table-cell table:formula="of:=[.G8]-([.L8]/2)" office:value-type="float" office:value="56.5425" calcext:value-type="float">
            <text:p>56,5425</text:p>
          </table:table-cell>
          <table:table-cell table:formula="of:=[.$S$5]-MAX([.G8];[.I8])/[.$S$8]" office:value-type="float" office:value="118.657139680319" calcext:value-type="float">
            <text:p>118,657139680319</text:p>
          </table:table-cell>
          <table:table-cell table:formula="of:=INDEX([.$T$14:.$T$18];[.E8])-[.M8]/IF(INDEX([.$U$14:.$U$18];[.E8])=0;[.$S$8];[.$T$8])" office:value-type="float" office:value="55.3910503998668" calcext:value-type="float">
            <text:p>55,3910503998668</text:p>
          </table:table-cell>
          <table:table-cell table:number-columns-repeated="3"/>
          <table:table-cell table:formula="of:=[$'signal speed'.D8]" office:value-type="float" office:value="6.9169322976523" calcext:value-type="float">
            <text:p>6,9169322976523</text:p>
          </table:table-cell>
          <table:table-cell table:formula="of:=[$'signal speed'.E8]" office:value-type="float" office:value="5.88435805711962" calcext:value-type="float">
            <text:p>5,884358057119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 office:value-type="string" calcext:value-type="string">
            <text:p>DDR_addr[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3.525" calcext:value-type="float">
            <text:p>63,525</text:p>
          </table:table-cell>
          <table:table-cell office:value-type="float" office:value="64.163" calcext:value-type="float">
            <text:p>64,163</text:p>
          </table:table-cell>
          <table:table-cell office:value-type="float" office:value="60.931" calcext:value-type="float">
            <text:p>60,931</text:p>
          </table:table-cell>
          <table:table-cell office:value-type="float" office:value="61.544" calcext:value-type="float">
            <text:p>61,544</text:p>
          </table:table-cell>
          <table:table-cell table:formula="of:=[.G9]-[.I9]" office:value-type="float" office:value="2.619" calcext:value-type="float">
            <text:p>2,619</text:p>
          </table:table-cell>
          <table:table-cell table:formula="of:=IF([.G9]&gt;[.I9];[.F9]-[.I9];[.G9]-[.H9])" office:value-type="float" office:value="1.981" calcext:value-type="float">
            <text:p>1,981</text:p>
          </table:table-cell>
          <table:table-cell table:formula="of:=IF([.G9]&gt;[.I9];[.G9]-[.H9];[.F9]-[.I9])+INDEX([.$V$14:.$V$18];[.$E9])" office:value-type="float" office:value="3.232" calcext:value-type="float">
            <text:p>3,232</text:p>
          </table:table-cell>
          <table:table-cell table:formula="of:=[.G9]-([.L9]/2)" office:value-type="float" office:value="62.547" calcext:value-type="float">
            <text:p>62,547</text:p>
          </table:table-cell>
          <table:table-cell table:formula="of:=[.$S$5]-MAX([.G9];[.I9])/[.$S$8]" office:value-type="float" office:value="117.72377793523" calcext:value-type="float">
            <text:p>117,72377793523</text:p>
          </table:table-cell>
          <table:table-cell table:formula="of:=INDEX([.$T$14:.$T$18];[.E9])-[.M9]/IF(INDEX([.$U$14:.$U$18];[.E9])=0;[.$S$8];[.$T$8])" office:value-type="float" office:value="54.3706332291722" calcext:value-type="float">
            <text:p>54,370633229172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 office:value-type="string" calcext:value-type="string">
            <text:p>DDR_addr[5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1.918" calcext:value-type="float">
            <text:p>61,918</text:p>
          </table:table-cell>
          <table:table-cell office:value-type="float" office:value="62.541" calcext:value-type="float">
            <text:p>62,541</text:p>
          </table:table-cell>
          <table:table-cell office:value-type="float" office:value="39.966" calcext:value-type="float">
            <text:p>39,966</text:p>
          </table:table-cell>
          <table:table-cell office:value-type="float" office:value="40.367" calcext:value-type="float">
            <text:p>40,367</text:p>
          </table:table-cell>
          <table:table-cell table:formula="of:=[.G10]-[.I10]" office:value-type="float" office:value="22.174" calcext:value-type="float">
            <text:p>22,174</text:p>
          </table:table-cell>
          <table:table-cell table:formula="of:=IF([.G10]&gt;[.I10];[.F10]-[.I10];[.G10]-[.H10])" office:value-type="float" office:value="21.551" calcext:value-type="float">
            <text:p>21,551</text:p>
          </table:table-cell>
          <table:table-cell table:formula="of:=IF([.G10]&gt;[.I10];[.G10]-[.H10];[.F10]-[.I10])+INDEX([.$V$14:.$V$18];[.$E10])" office:value-type="float" office:value="22.575" calcext:value-type="float">
            <text:p>22,575</text:p>
          </table:table-cell>
          <table:table-cell table:formula="of:=[.G10]-([.L10]/2)" office:value-type="float" office:value="51.2535" calcext:value-type="float">
            <text:p>51,2535</text:p>
          </table:table-cell>
          <table:table-cell table:formula="of:=[.$S$5]-MAX([.G10];[.I10])/[.$S$8]" office:value-type="float" office:value="117.958274953591" calcext:value-type="float">
            <text:p>117,958274953591</text:p>
          </table:table-cell>
          <table:table-cell table:formula="of:=INDEX([.$T$14:.$T$18];[.E10])-[.M10]/IF(INDEX([.$U$14:.$U$18];[.E10])=0;[.$S$8];[.$T$8])" office:value-type="float" office:value="56.2898740181204" calcext:value-type="float">
            <text:p>56,2898740181204</text:p>
          </table:table-cell>
          <table:table-cell table:number-columns-repeated="3"/>
          <table:table-cell office:value-type="string" calcext:value-type="string">
            <text:p>Maximum Delay Variance/+-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DR_addr[6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36" calcext:value-type="float">
            <text:p>54,236</text:p>
          </table:table-cell>
          <table:table-cell office:value-type="float" office:value="54.781" calcext:value-type="float">
            <text:p>54,781</text:p>
          </table:table-cell>
          <table:table-cell office:value-type="float" office:value="41.351" calcext:value-type="float">
            <text:p>41,351</text:p>
          </table:table-cell>
          <table:table-cell office:value-type="float" office:value="41.766" calcext:value-type="float">
            <text:p>41,766</text:p>
          </table:table-cell>
          <table:table-cell table:formula="of:=[.G11]-[.I11]" office:value-type="float" office:value="13.015" calcext:value-type="float">
            <text:p>13,015</text:p>
          </table:table-cell>
          <table:table-cell table:formula="of:=IF([.G11]&gt;[.I11];[.F11]-[.I11];[.G11]-[.H11])" office:value-type="float" office:value="12.47" calcext:value-type="float">
            <text:p>12,47</text:p>
          </table:table-cell>
          <table:table-cell table:formula="of:=IF([.G11]&gt;[.I11];[.G11]-[.H11];[.F11]-[.I11])+INDEX([.$V$14:.$V$18];[.$E11])" office:value-type="float" office:value="13.43" calcext:value-type="float">
            <text:p>13,43</text:p>
          </table:table-cell>
          <table:table-cell table:formula="of:=[.G11]-([.L11]/2)" office:value-type="float" office:value="48.066" calcext:value-type="float">
            <text:p>48,066</text:p>
          </table:table-cell>
          <table:table-cell table:formula="of:=[.$S$5]-MAX([.G11];[.I11])/[.$S$8]" office:value-type="float" office:value="119.080159579039" calcext:value-type="float">
            <text:p>119,080159579039</text:p>
          </table:table-cell>
          <table:table-cell table:formula="of:=INDEX([.$T$14:.$T$18];[.E11])-[.M11]/IF(INDEX([.$U$14:.$U$18];[.E11])=0;[.$S$8];[.$T$8])" office:value-type="float" office:value="56.8315643722863" calcext:value-type="float">
            <text:p>56,831564372286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DDR_addr[7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474" calcext:value-type="float">
            <text:p>51,474</text:p>
          </table:table-cell>
          <table:table-cell office:value-type="float" office:value="51.992" calcext:value-type="float">
            <text:p>51,992</text:p>
          </table:table-cell>
          <table:table-cell office:value-type="float" office:value="61.146" calcext:value-type="float">
            <text:p>61,146</text:p>
          </table:table-cell>
          <table:table-cell office:value-type="float" office:value="61.76" calcext:value-type="float">
            <text:p>61,76</text:p>
          </table:table-cell>
          <table:table-cell table:formula="of:=[.G12]-[.I12]" office:value-type="float" office:value="-9.768" calcext:value-type="float">
            <text:p>-9,768</text:p>
          </table:table-cell>
          <table:table-cell table:formula="of:=IF([.G12]&gt;[.I12];[.F12]-[.I12];[.G12]-[.H12])" office:value-type="float" office:value="-9.154" calcext:value-type="float">
            <text:p>-9,154</text:p>
          </table:table-cell>
          <table:table-cell table:formula="of:=IF([.G12]&gt;[.I12];[.G12]-[.H12];[.F12]-[.I12])+INDEX([.$V$14:.$V$18];[.$E12])" office:value-type="float" office:value="-10.286" calcext:value-type="float">
            <text:p>-10,286</text:p>
          </table:table-cell>
          <table:table-cell table:formula="of:=[.G12]-([.L12]/2)" office:value-type="float" office:value="57.135" calcext:value-type="float">
            <text:p>57,135</text:p>
          </table:table-cell>
          <table:table-cell table:formula="of:=[.$S$5]-MAX([.G12];[.I12])/[.$S$8]" office:value-type="float" office:value="118.071186279941" calcext:value-type="float">
            <text:p>118,071186279941</text:p>
          </table:table-cell>
          <table:table-cell table:formula="of:=INDEX([.$T$14:.$T$18];[.E12])-[.M12]/IF(INDEX([.$U$14:.$U$18];[.E12])=0;[.$S$8];[.$T$8])" office:value-type="float" office:value="55.2903597222689" calcext:value-type="float">
            <text:p>55,290359722268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DDR_addr[8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6.541" calcext:value-type="float">
            <text:p>66,541</text:p>
          </table:table-cell>
          <table:table-cell office:value-type="float" office:value="67.21" calcext:value-type="float">
            <text:p>67,21</text:p>
          </table:table-cell>
          <table:table-cell office:value-type="float" office:value="64.037" calcext:value-type="float">
            <text:p>64,037</text:p>
          </table:table-cell>
          <table:table-cell office:value-type="float" office:value="64.68" calcext:value-type="float">
            <text:p>64,68</text:p>
          </table:table-cell>
          <table:table-cell table:formula="of:=[.G13]-[.I13]" office:value-type="float" office:value="2.52999999999999" calcext:value-type="float">
            <text:p>2,52999999999999</text:p>
          </table:table-cell>
          <table:table-cell table:formula="of:=IF([.G13]&gt;[.I13];[.F13]-[.I13];[.G13]-[.H13])" office:value-type="float" office:value="1.86099999999999" calcext:value-type="float">
            <text:p>1,86099999999999</text:p>
          </table:table-cell>
          <table:table-cell table:formula="of:=IF([.G13]&gt;[.I13];[.G13]-[.H13];[.F13]-[.I13])+INDEX([.$V$14:.$V$18];[.$E13])" office:value-type="float" office:value="3.17299999999999" calcext:value-type="float">
            <text:p>3,17299999999999</text:p>
          </table:table-cell>
          <table:table-cell table:formula="of:=[.G13]-([.L13]/2)" office:value-type="float" office:value="65.6235" calcext:value-type="float">
            <text:p>65,6235</text:p>
          </table:table-cell>
          <table:table-cell table:formula="of:=[.$S$5]-MAX([.G13];[.I13])/[.$S$8]" office:value-type="float" office:value="117.283264732429" calcext:value-type="float">
            <text:p>117,283264732429</text:p>
          </table:table-cell>
          <table:table-cell table:formula="of:=INDEX([.$T$14:.$T$18];[.E13])-[.M13]/IF(INDEX([.$U$14:.$U$18];[.E13])=0;[.$S$8];[.$T$8])" office:value-type="float" office:value="53.8478064449867" calcext:value-type="float">
            <text:p>53,8478064449867</text:p>
          </table:table-cell>
          <table:table-cell table:number-columns-repeated="3"/>
          <table:table-cell office:value-type="string" calcext:value-type="string">
            <text:p>Group</text:p>
          </table:table-cell>
          <table:table-cell office:value-type="string" calcext:value-type="string">
            <text:p>Matched Trace Length/mm</text:p>
          </table:table-cell>
          <table:table-cell office:value-type="string" calcext:value-type="string">
            <text:p>Layer(0=inner, 1=outer)</text:p>
          </table:table-cell>
          <table:table-cell office:value-type="string" calcext:value-type="string">
            <text:p>Delay offset/p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18</text:p>
          </table:table-cell>
          <table:table-cell office:value-type="string" calcext:value-type="string">
            <text:p>DDR_addr[9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2.459" calcext:value-type="float">
            <text:p>52,459</text:p>
          </table:table-cell>
          <table:table-cell office:value-type="float" office:value="52.986" calcext:value-type="float">
            <text:p>52,986</text:p>
          </table:table-cell>
          <table:table-cell office:value-type="float" office:value="40.673" calcext:value-type="float">
            <text:p>40,673</text:p>
          </table:table-cell>
          <table:table-cell office:value-type="float" office:value="41.082" calcext:value-type="float">
            <text:p>41,082</text:p>
          </table:table-cell>
          <table:table-cell table:formula="of:=[.G14]-[.I14]" office:value-type="float" office:value="11.904" calcext:value-type="float">
            <text:p>11,904</text:p>
          </table:table-cell>
          <table:table-cell table:formula="of:=IF([.G14]&gt;[.I14];[.F14]-[.I14];[.G14]-[.H14])" office:value-type="float" office:value="11.377" calcext:value-type="float">
            <text:p>11,377</text:p>
          </table:table-cell>
          <table:table-cell table:formula="of:=IF([.G14]&gt;[.I14];[.G14]-[.H14];[.F14]-[.I14])+INDEX([.$V$14:.$V$18];[.$E14])" office:value-type="float" office:value="12.313" calcext:value-type="float">
            <text:p>12,313</text:p>
          </table:table-cell>
          <table:table-cell table:formula="of:=[.G14]-([.L14]/2)" office:value-type="float" office:value="46.8295" calcext:value-type="float">
            <text:p>46,8295</text:p>
          </table:table-cell>
          <table:table-cell table:formula="of:=[.$S$5]-MAX([.G14];[.I14])/[.$S$8]" office:value-type="float" office:value="119.339667685054" calcext:value-type="float">
            <text:p>119,339667685054</text:p>
          </table:table-cell>
          <table:table-cell table:formula="of:=INDEX([.$T$14:.$T$18];[.E14])-[.M14]/IF(INDEX([.$U$14:.$U$18];[.E14])=0;[.$S$8];[.$T$8])" office:value-type="float" office:value="57.0416977441847" calcext:value-type="float">
            <text:p>57,041697744184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DDR_addr[1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729" calcext:value-type="float">
            <text:p>51,729</text:p>
          </table:table-cell>
          <table:table-cell office:value-type="float" office:value="52.249" calcext:value-type="float">
            <text:p>52,249</text:p>
          </table:table-cell>
          <table:table-cell office:value-type="float" office:value="52.199" calcext:value-type="float">
            <text:p>52,199</text:p>
          </table:table-cell>
          <table:table-cell office:value-type="float" office:value="52.723" calcext:value-type="float">
            <text:p>52,723</text:p>
          </table:table-cell>
          <table:table-cell table:formula="of:=[.G15]-[.I15]" office:value-type="float" office:value="-0.473999999999997" calcext:value-type="float">
            <text:p>-0,473999999999997</text:p>
          </table:table-cell>
          <table:table-cell table:formula="of:=IF([.G15]&gt;[.I15];[.F15]-[.I15];[.G15]-[.H15])" office:value-type="float" office:value="0.0500000000000043" calcext:value-type="float">
            <text:p>0,050000000000004</text:p>
          </table:table-cell>
          <table:table-cell table:formula="of:=IF([.G15]&gt;[.I15];[.G15]-[.H15];[.F15]-[.I15])+INDEX([.$V$14:.$V$18];[.$E15])" office:value-type="float" office:value="-0.994" calcext:value-type="float">
            <text:p>-0,994</text:p>
          </table:table-cell>
          <table:table-cell table:formula="of:=[.G15]-([.L15]/2)" office:value-type="float" office:value="52.746" calcext:value-type="float">
            <text:p>52,746</text:p>
          </table:table-cell>
          <table:table-cell table:formula="of:=[.$S$5]-MAX([.G15];[.I15])/[.$S$8]" office:value-type="float" office:value="119.3776903212" calcext:value-type="float">
            <text:p>119,3776903212</text:p>
          </table:table-cell>
          <table:table-cell table:formula="of:=INDEX([.$T$14:.$T$18];[.E15])-[.M15]/IF(INDEX([.$U$14:.$U$18];[.E15])=0;[.$S$8];[.$T$8])" office:value-type="float" office:value="56.0362354758169" calcext:value-type="float">
            <text:p>56,036235475816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>
            <text:p>G18</text:p>
          </table:table-cell>
          <table:table-cell office:value-type="string" calcext:value-type="string">
            <text:p>DDR_addr[1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179" calcext:value-type="float">
            <text:p>54,179</text:p>
          </table:table-cell>
          <table:table-cell office:value-type="float" office:value="54.724" calcext:value-type="float">
            <text:p>54,724</text:p>
          </table:table-cell>
          <table:table-cell office:value-type="float" office:value="59.471" calcext:value-type="float">
            <text:p>59,471</text:p>
          </table:table-cell>
          <table:table-cell office:value-type="float" office:value="60.068" calcext:value-type="float">
            <text:p>60,068</text:p>
          </table:table-cell>
          <table:table-cell table:formula="of:=[.G16]-[.I16]" office:value-type="float" office:value="-5.344" calcext:value-type="float">
            <text:p>-5,344</text:p>
          </table:table-cell>
          <table:table-cell table:formula="of:=IF([.G16]&gt;[.I16];[.F16]-[.I16];[.G16]-[.H16])" office:value-type="float" office:value="-4.747" calcext:value-type="float">
            <text:p>-4,747</text:p>
          </table:table-cell>
          <table:table-cell table:formula="of:=IF([.G16]&gt;[.I16];[.G16]-[.H16];[.F16]-[.I16])+INDEX([.$V$14:.$V$18];[.$E16])" office:value-type="float" office:value="-5.889" calcext:value-type="float">
            <text:p>-5,889</text:p>
          </table:table-cell>
          <table:table-cell table:formula="of:=[.G16]-([.L16]/2)" office:value-type="float" office:value="57.6685" calcext:value-type="float">
            <text:p>57,6685</text:p>
          </table:table-cell>
          <table:table-cell table:formula="of:=[.$S$5]-MAX([.G16];[.I16])/[.$S$8]" office:value-type="float" office:value="118.315803391572" calcext:value-type="float">
            <text:p>118,315803391572</text:p>
          </table:table-cell>
          <table:table-cell table:formula="of:=INDEX([.$T$14:.$T$18];[.E16])-[.M16]/IF(INDEX([.$U$14:.$U$18];[.E16])=0;[.$S$8];[.$T$8])" office:value-type="float" office:value="55.1996956269129" calcext:value-type="float">
            <text:p>55,199695626912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>
            <text:p>H19</text:p>
          </table:table-cell>
          <table:table-cell office:value-type="string" calcext:value-type="string">
            <text:p>DDR_addr[1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881" calcext:value-type="float">
            <text:p>55,881</text:p>
          </table:table-cell>
          <table:table-cell office:value-type="float" office:value="56.442" calcext:value-type="float">
            <text:p>56,442</text:p>
          </table:table-cell>
          <table:table-cell office:value-type="float" office:value="62.154" calcext:value-type="float">
            <text:p>62,154</text:p>
          </table:table-cell>
          <table:table-cell office:value-type="float" office:value="62.779" calcext:value-type="float">
            <text:p>62,779</text:p>
          </table:table-cell>
          <table:table-cell table:formula="of:=[.G17]-[.I17]" office:value-type="float" office:value="-6.337" calcext:value-type="float">
            <text:p>-6,337</text:p>
          </table:table-cell>
          <table:table-cell table:formula="of:=IF([.G17]&gt;[.I17];[.F17]-[.I17];[.G17]-[.H17])" office:value-type="float" office:value="-5.712" calcext:value-type="float">
            <text:p>-5,712</text:p>
          </table:table-cell>
          <table:table-cell table:formula="of:=IF([.G17]&gt;[.I17];[.G17]-[.H17];[.F17]-[.I17])+INDEX([.$V$14:.$V$18];[.$E17])" office:value-type="float" office:value="-6.898" calcext:value-type="float">
            <text:p>-6,898</text:p>
          </table:table-cell>
          <table:table-cell table:formula="of:=[.G17]-([.L17]/2)" office:value-type="float" office:value="59.891" calcext:value-type="float">
            <text:p>59,891</text:p>
          </table:table-cell>
          <table:table-cell table:formula="of:=[.$S$5]-MAX([.G17];[.I17])/[.$S$8]" office:value-type="float" office:value="117.92386663647" calcext:value-type="float">
            <text:p>117,92386663647</text:p>
          </table:table-cell>
          <table:table-cell table:formula="of:=INDEX([.$T$14:.$T$18];[.E17])-[.M17]/IF(INDEX([.$U$14:.$U$18];[.E17])=0;[.$S$8];[.$T$8])" office:value-type="float" office:value="54.8219993721258" calcext:value-type="float">
            <text:p>54,821999372125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3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DDR_addr[1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3.089" calcext:value-type="float">
            <text:p>73,089</text:p>
          </table:table-cell>
          <table:table-cell office:value-type="float" office:value="73.824" calcext:value-type="float">
            <text:p>73,824</text:p>
          </table:table-cell>
          <table:table-cell office:value-type="float" office:value="53.752" calcext:value-type="float">
            <text:p>53,752</text:p>
          </table:table-cell>
          <table:table-cell office:value-type="float" office:value="54.293" calcext:value-type="float">
            <text:p>54,293</text:p>
          </table:table-cell>
          <table:table-cell table:formula="of:=[.G18]-[.I18]" office:value-type="float" office:value="19.531" calcext:value-type="float">
            <text:p>19,531</text:p>
          </table:table-cell>
          <table:table-cell table:formula="of:=IF([.G18]&gt;[.I18];[.F18]-[.I18];[.G18]-[.H18])" office:value-type="float" office:value="18.796" calcext:value-type="float">
            <text:p>18,796</text:p>
          </table:table-cell>
          <table:table-cell table:formula="of:=IF([.G18]&gt;[.I18];[.G18]-[.H18];[.F18]-[.I18])+INDEX([.$V$14:.$V$18];[.$E18])" office:value-type="float" office:value="20.072" calcext:value-type="float">
            <text:p>20,072</text:p>
          </table:table-cell>
          <table:table-cell table:formula="of:=[.G18]-([.L18]/2)" office:value-type="float" office:value="63.788" calcext:value-type="float">
            <text:p>63,788</text:p>
          </table:table-cell>
          <table:table-cell table:formula="of:=[.$S$5]-MAX([.G18];[.I18])/[.$S$8]" office:value-type="float" office:value="116.3270604911" calcext:value-type="float">
            <text:p>116,3270604911</text:p>
          </table:table-cell>
          <table:table-cell table:formula="of:=INDEX([.$T$14:.$T$18];[.E18])-[.M18]/IF(INDEX([.$U$14:.$U$18];[.E18])=0;[.$S$8];[.$T$8])" office:value-type="float" office:value="54.1597351179503" calcext:value-type="float">
            <text:p>54,15973511795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9</text:p>
          </table:table-cell>
          <table:table-cell office:value-type="string" calcext:value-type="string">
            <text:p>DDR_addr[1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8.86" calcext:value-type="float">
            <text:p>58,86</text:p>
          </table:table-cell>
          <table:table-cell office:value-type="float" office:value="59.451" calcext:value-type="float">
            <text:p>59,451</text:p>
          </table:table-cell>
          <table:table-cell office:value-type="float" office:value="48.141" calcext:value-type="float">
            <text:p>48,141</text:p>
          </table:table-cell>
          <table:table-cell office:value-type="float" office:value="48.625" calcext:value-type="float">
            <text:p>48,625</text:p>
          </table:table-cell>
          <table:table-cell table:formula="of:=[.G19]-[.I19]" office:value-type="float" office:value="10.826" calcext:value-type="float">
            <text:p>10,826</text:p>
          </table:table-cell>
          <table:table-cell table:formula="of:=IF([.G19]&gt;[.I19];[.F19]-[.I19];[.G19]-[.H19])" office:value-type="float" office:value="10.235" calcext:value-type="float">
            <text:p>10,235</text:p>
          </table:table-cell>
          <table:table-cell table:formula="of:=IF([.G19]&gt;[.I19];[.G19]-[.H19];[.F19]-[.I19])+INDEX([.$V$14:.$V$18];[.$E19])" office:value-type="float" office:value="11.31" calcext:value-type="float">
            <text:p>11,31</text:p>
          </table:table-cell>
          <table:table-cell table:formula="of:=[.G19]-([.L19]/2)" office:value-type="float" office:value="53.796" calcext:value-type="float">
            <text:p>53,796</text:p>
          </table:table-cell>
          <table:table-cell table:formula="of:=[.$S$5]-MAX([.G19];[.I19])/[.$S$8]" office:value-type="float" office:value="118.405004785116" calcext:value-type="float">
            <text:p>118,405004785116</text:p>
          </table:table-cell>
          <table:table-cell table:formula="of:=INDEX([.$T$14:.$T$18];[.E19])-[.M19]/IF(INDEX([.$U$14:.$U$18];[.E19])=0;[.$S$8];[.$T$8])" office:value-type="float" office:value="55.8577963003269" calcext:value-type="float">
            <text:p>55,857796300326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DDR_ba[0]</text:p>
          </table:table-cell>
          <table:table-cell office:value-type="float" office:value="1" calcext:value-type="float">
            <text:p>1</text:p>
          </table:table-cell>
          <table:table-cell office:value-type="float" office:value="54.387" calcext:value-type="float">
            <text:p>54,387</text:p>
          </table:table-cell>
          <table:table-cell office:value-type="float" office:value="54.934" calcext:value-type="float">
            <text:p>54,934</text:p>
          </table:table-cell>
          <table:table-cell office:value-type="float" office:value="74.024" calcext:value-type="float">
            <text:p>74,024</text:p>
          </table:table-cell>
          <table:table-cell office:value-type="float" office:value="74.768" calcext:value-type="float">
            <text:p>74,768</text:p>
          </table:table-cell>
          <table:table-cell table:formula="of:=[.G20]-[.I20]" office:value-type="float" office:value="-19.834" calcext:value-type="float">
            <text:p>-19,834</text:p>
          </table:table-cell>
          <table:table-cell table:formula="of:=IF([.G20]&gt;[.I20];[.F20]-[.I20];[.G20]-[.H20])" office:value-type="float" office:value="-19.09" calcext:value-type="float">
            <text:p>-19,09</text:p>
          </table:table-cell>
          <table:table-cell table:formula="of:=IF([.G20]&gt;[.I20];[.G20]-[.H20];[.F20]-[.I20])+INDEX([.$V$14:.$V$18];[.$E20])" office:value-type="float" office:value="-20.381" calcext:value-type="float">
            <text:p>-20,381</text:p>
          </table:table-cell>
          <table:table-cell table:formula="of:=[.G20]-([.L20]/2)" office:value-type="float" office:value="65.1245" calcext:value-type="float">
            <text:p>65,1245</text:p>
          </table:table-cell>
          <table:table-cell table:formula="of:=[.$S$5]-MAX([.G20];[.I20])/[.$S$8]" office:value-type="float" office:value="116.190583804705" calcext:value-type="float">
            <text:p>116,190583804705</text:p>
          </table:table-cell>
          <table:table-cell table:formula="of:=INDEX([.$T$14:.$T$18];[.E20])-[.M20]/IF(INDEX([.$U$14:.$U$18];[.E20])=0;[.$S$8];[.$T$8])" office:value-type="float" office:value="53.9326075388624" calcext:value-type="float">
            <text:p>53,932607538862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DDR_ba[1]</text:p>
          </table:table-cell>
          <table:table-cell office:value-type="float" office:value="1" calcext:value-type="float">
            <text:p>1</text:p>
          </table:table-cell>
          <table:table-cell office:value-type="float" office:value="70.411" calcext:value-type="float">
            <text:p>70,411</text:p>
          </table:table-cell>
          <table:table-cell office:value-type="float" office:value="71.118" calcext:value-type="float">
            <text:p>71,118</text:p>
          </table:table-cell>
          <table:table-cell office:value-type="float" office:value="70.007" calcext:value-type="float">
            <text:p>70,007</text:p>
          </table:table-cell>
          <table:table-cell office:value-type="float" office:value="70.711" calcext:value-type="float">
            <text:p>70,711</text:p>
          </table:table-cell>
          <table:table-cell table:formula="of:=[.G21]-[.I21]" office:value-type="float" office:value="0.406999999999997" calcext:value-type="float">
            <text:p>0,406999999999997</text:p>
          </table:table-cell>
          <table:table-cell table:formula="of:=IF([.G21]&gt;[.I21];[.F21]-[.I21];[.G21]-[.H21])" office:value-type="float" office:value="-0.299999999999997" calcext:value-type="float">
            <text:p>-0,299999999999997</text:p>
          </table:table-cell>
          <table:table-cell table:formula="of:=IF([.G21]&gt;[.I21];[.G21]-[.H21];[.F21]-[.I21])+INDEX([.$V$14:.$V$18];[.$E21])" office:value-type="float" office:value="1.11099999999999" calcext:value-type="float">
            <text:p>1,11099999999999</text:p>
          </table:table-cell>
          <table:table-cell table:formula="of:=[.G21]-([.L21]/2)" office:value-type="float" office:value="70.5625" calcext:value-type="float">
            <text:p>70,5625</text:p>
          </table:table-cell>
          <table:table-cell table:formula="of:=[.$S$5]-MAX([.G21];[.I21])/[.$S$8]" office:value-type="float" office:value="116.718274382397" calcext:value-type="float">
            <text:p>116,718274382397</text:p>
          </table:table-cell>
          <table:table-cell table:formula="of:=INDEX([.$T$14:.$T$18];[.E21])-[.M21]/IF(INDEX([.$U$14:.$U$18];[.E21])=0;[.$S$8];[.$T$8])" office:value-type="float" office:value="53.0084625518964" calcext:value-type="float">
            <text:p>53,008462551896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17</text:p>
          </table:table-cell>
          <table:table-cell office:value-type="string" calcext:value-type="string">
            <text:p>DDR_ba[2]</text:p>
          </table:table-cell>
          <table:table-cell office:value-type="float" office:value="1" calcext:value-type="float">
            <text:p>1</text:p>
          </table:table-cell>
          <table:table-cell office:value-type="float" office:value="51.262" calcext:value-type="float">
            <text:p>51,262</text:p>
          </table:table-cell>
          <table:table-cell office:value-type="float" office:value="51.777" calcext:value-type="float">
            <text:p>51,777</text:p>
          </table:table-cell>
          <table:table-cell office:value-type="float" office:value="69.857" calcext:value-type="float">
            <text:p>69,857</text:p>
          </table:table-cell>
          <table:table-cell office:value-type="float" office:value="70.559" calcext:value-type="float">
            <text:p>70,559</text:p>
          </table:table-cell>
          <table:table-cell table:formula="of:=[.G22]-[.I22]" office:value-type="float" office:value="-18.782" calcext:value-type="float">
            <text:p>-18,782</text:p>
          </table:table-cell>
          <table:table-cell table:formula="of:=IF([.G22]&gt;[.I22];[.F22]-[.I22];[.G22]-[.H22])" office:value-type="float" office:value="-18.08" calcext:value-type="float">
            <text:p>-18,08</text:p>
          </table:table-cell>
          <table:table-cell table:formula="of:=IF([.G22]&gt;[.I22];[.G22]-[.H22];[.F22]-[.I22])+INDEX([.$V$14:.$V$18];[.$E22])" office:value-type="float" office:value="-19.297" calcext:value-type="float">
            <text:p>-19,297</text:p>
          </table:table-cell>
          <table:table-cell table:formula="of:=[.G22]-([.L22]/2)" office:value-type="float" office:value="61.4255" calcext:value-type="float">
            <text:p>61,4255</text:p>
          </table:table-cell>
          <table:table-cell table:formula="of:=[.$S$5]-MAX([.G22];[.I22])/[.$S$8]" office:value-type="float" office:value="116.799090555802" calcext:value-type="float">
            <text:p>116,799090555802</text:p>
          </table:table-cell>
          <table:table-cell table:formula="of:=INDEX([.$T$14:.$T$18];[.E22])-[.M22]/IF(INDEX([.$U$14:.$U$18];[.E22])=0;[.$S$8];[.$T$8])" office:value-type="float" office:value="54.5612232628027" calcext:value-type="float">
            <text:p>54,561223262802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 office:value-type="string" calcext:value-type="string">
            <text:p>DDR_cas_n</text:p>
          </table:table-cell>
          <table:table-cell office:value-type="float" office:value="1" calcext:value-type="float">
            <text:p>1</text:p>
          </table:table-cell>
          <table:table-cell office:value-type="float" office:value="74.349" calcext:value-type="float">
            <text:p>74,349</text:p>
          </table:table-cell>
          <table:table-cell office:value-type="float" office:value="75.097" calcext:value-type="float">
            <text:p>75,097</text:p>
          </table:table-cell>
          <table:table-cell office:value-type="float" office:value="87.436" calcext:value-type="float">
            <text:p>87,436</text:p>
          </table:table-cell>
          <table:table-cell office:value-type="float" office:value="88.315" calcext:value-type="float">
            <text:p>88,315</text:p>
          </table:table-cell>
          <table:table-cell table:formula="of:=[.G23]-[.I23]" office:value-type="float" office:value="-13.218" calcext:value-type="float">
            <text:p>-13,218</text:p>
          </table:table-cell>
          <table:table-cell table:formula="of:=IF([.G23]&gt;[.I23];[.F23]-[.I23];[.G23]-[.H23])" office:value-type="float" office:value="-12.339" calcext:value-type="float">
            <text:p>-12,339</text:p>
          </table:table-cell>
          <table:table-cell table:formula="of:=IF([.G23]&gt;[.I23];[.G23]-[.H23];[.F23]-[.I23])+INDEX([.$V$14:.$V$18];[.$E23])" office:value-type="float" office:value="-13.966" calcext:value-type="float">
            <text:p>-13,966</text:p>
          </table:table-cell>
          <table:table-cell table:formula="of:=[.G23]-([.L23]/2)" office:value-type="float" office:value="82.08" calcext:value-type="float">
            <text:p>82,08</text:p>
          </table:table-cell>
          <table:table-cell table:formula="of:=[.$S$5]-MAX([.G23];[.I23])/[.$S$8]" office:value-type="float" office:value="114.232056611285" calcext:value-type="float">
            <text:p>114,232056611285</text:p>
          </table:table-cell>
          <table:table-cell table:formula="of:=INDEX([.$T$14:.$T$18];[.E23])-[.M23]/IF(INDEX([.$U$14:.$U$18];[.E23])=0;[.$S$8];[.$T$8])" office:value-type="float" office:value="51.0511547388437" calcext:value-type="float">
            <text:p>51,051154738843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8</text:p>
          </table:table-cell>
          <table:table-cell office:value-type="string" calcext:value-type="string">
            <text:p>DDR_ck_n</text:p>
          </table:table-cell>
          <table:table-cell office:value-type="float" office:value="1" calcext:value-type="float">
            <text:p>1</text:p>
          </table:table-cell>
          <table:table-cell office:value-type="float" office:value="75.327" calcext:value-type="float">
            <text:p>75,327</text:p>
          </table:table-cell>
          <table:table-cell office:value-type="float" office:value="76.084" calcext:value-type="float">
            <text:p>76,084</text:p>
          </table:table-cell>
          <table:table-cell office:value-type="float" office:value="73.406" calcext:value-type="float">
            <text:p>73,406</text:p>
          </table:table-cell>
          <table:table-cell office:value-type="float" office:value="74.144" calcext:value-type="float">
            <text:p>74,144</text:p>
          </table:table-cell>
          <table:table-cell table:formula="of:=[.G24]-[.I24]" office:value-type="float" office:value="1.94" calcext:value-type="float">
            <text:p>1,94</text:p>
          </table:table-cell>
          <table:table-cell table:formula="of:=IF([.G24]&gt;[.I24];[.F24]-[.I24];[.G24]-[.H24])" office:value-type="float" office:value="1.18299999999999" calcext:value-type="float">
            <text:p>1,18299999999999</text:p>
          </table:table-cell>
          <table:table-cell table:formula="of:=IF([.G24]&gt;[.I24];[.G24]-[.H24];[.F24]-[.I24])+INDEX([.$V$14:.$V$18];[.$E24])" office:value-type="float" office:value="2.678" calcext:value-type="float">
            <text:p>2,678</text:p>
          </table:table-cell>
          <table:table-cell table:formula="of:=[.G24]-([.L24]/2)" office:value-type="float" office:value="74.745" calcext:value-type="float">
            <text:p>74,745</text:p>
          </table:table-cell>
          <table:table-cell table:formula="of:=[.$S$5]-MAX([.G24];[.I24])/[.$S$8]" office:value-type="float" office:value="116.000326051214" calcext:value-type="float">
            <text:p>116,000326051214</text:p>
          </table:table-cell>
          <table:table-cell table:formula="of:=INDEX([.$T$14:.$T$18];[.E24])-[.M24]/IF(INDEX([.$U$14:.$U$18];[.E24])=0;[.$S$8];[.$T$8])" office:value-type="float" office:value="52.2976798361948" calcext:value-type="float">
            <text:p>52,297679836194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9</text:p>
          </table:table-cell>
          <table:table-cell office:value-type="string" calcext:value-type="string">
            <text:p>DDR_ck_p</text:p>
          </table:table-cell>
          <table:table-cell office:value-type="float" office:value="1" calcext:value-type="float">
            <text:p>1</text:p>
          </table:table-cell>
          <table:table-cell office:value-type="float" office:value="76.758" calcext:value-type="float">
            <text:p>76,758</text:p>
          </table:table-cell>
          <table:table-cell office:value-type="float" office:value="77.529" calcext:value-type="float">
            <text:p>77,529</text:p>
          </table:table-cell>
          <table:table-cell office:value-type="float" office:value="73.491" calcext:value-type="float">
            <text:p>73,491</text:p>
          </table:table-cell>
          <table:table-cell office:value-type="float" office:value="74.23" calcext:value-type="float">
            <text:p>74,23</text:p>
          </table:table-cell>
          <table:table-cell table:formula="of:=[.G25]-[.I25]" office:value-type="float" office:value="3.29899999999999" calcext:value-type="float">
            <text:p>3,29899999999999</text:p>
          </table:table-cell>
          <table:table-cell table:formula="of:=IF([.G25]&gt;[.I25];[.F25]-[.I25];[.G25]-[.H25])" office:value-type="float" office:value="2.52799999999999" calcext:value-type="float">
            <text:p>2,52799999999999</text:p>
          </table:table-cell>
          <table:table-cell table:formula="of:=IF([.G25]&gt;[.I25];[.G25]-[.H25];[.F25]-[.I25])+INDEX([.$V$14:.$V$18];[.$E25])" office:value-type="float" office:value="4.038" calcext:value-type="float">
            <text:p>4,038</text:p>
          </table:table-cell>
          <table:table-cell table:formula="of:=[.G25]-([.L25]/2)" office:value-type="float" office:value="75.51" calcext:value-type="float">
            <text:p>75,51</text:p>
          </table:table-cell>
          <table:table-cell table:formula="of:=[.$S$5]-MAX([.G25];[.I25])/[.$S$8]" office:value-type="float" office:value="115.791418411553" calcext:value-type="float">
            <text:p>115,791418411553</text:p>
          </table:table-cell>
          <table:table-cell table:formula="of:=INDEX([.$T$14:.$T$18];[.E25])-[.M25]/IF(INDEX([.$U$14:.$U$18];[.E25])=0;[.$S$8];[.$T$8])" office:value-type="float" office:value="52.167674151195" calcext:value-type="float">
            <text:p>52,16767415119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19</text:p>
          </table:table-cell>
          <table:table-cell office:value-type="string" calcext:value-type="string">
            <text:p>DDR_cke</text:p>
          </table:table-cell>
          <table:table-cell office:value-type="float" office:value="1" calcext:value-type="float">
            <text:p>1</text:p>
          </table:table-cell>
          <table:table-cell office:value-type="float" office:value="95.708" calcext:value-type="float">
            <text:p>95,708</text:p>
          </table:table-cell>
          <table:table-cell office:value-type="float" office:value="96.67" calcext:value-type="float">
            <text:p>96,6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06.025" calcext:value-type="float">
            <text:p>106,025</text:p>
          </table:table-cell>
          <table:table-cell table:formula="of:=[.G26]-[.I26]" office:value-type="float" office:value="-9.355" calcext:value-type="float">
            <text:p>-9,355</text:p>
          </table:table-cell>
          <table:table-cell table:formula="of:=IF([.G26]&gt;[.I26];[.F26]-[.I26];[.G26]-[.H26])" office:value-type="float" office:value="-8.3" calcext:value-type="float">
            <text:p>-8,3</text:p>
          </table:table-cell>
          <table:table-cell table:formula="of:=IF([.G26]&gt;[.I26];[.G26]-[.H26];[.F26]-[.I26])+INDEX([.$V$14:.$V$18];[.$E26])" office:value-type="float" office:value="-10.317" calcext:value-type="float">
            <text:p>-10,317</text:p>
          </table:table-cell>
          <table:table-cell table:formula="of:=[.G26]-([.L26]/2)" office:value-type="float" office:value="101.8285" calcext:value-type="float">
            <text:p>101,8285</text:p>
          </table:table-cell>
          <table:table-cell table:formula="of:=[.$S$5]-MAX([.G26];[.I26])/[.$S$8]" office:value-type="float" office:value="111.671673013774" calcext:value-type="float">
            <text:p>111,671673013774</text:p>
          </table:table-cell>
          <table:table-cell table:formula="of:=INDEX([.$T$14:.$T$18];[.E26])-[.M26]/IF(INDEX([.$U$14:.$U$18];[.E26])=0;[.$S$8];[.$T$8])" office:value-type="float" office:value="47.6950537320217" calcext:value-type="float">
            <text:p>47,695053732021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17</text:p>
          </table:table-cell>
          <table:table-cell office:value-type="string" calcext:value-type="string">
            <text:p>DDR_cs_n</text:p>
          </table:table-cell>
          <table:table-cell office:value-type="float" office:value="1" calcext:value-type="float">
            <text:p>1</text:p>
          </table:table-cell>
          <table:table-cell office:value-type="float" office:value="87.162" calcext:value-type="float">
            <text:p>87,162</text:p>
          </table:table-cell>
          <table:table-cell office:value-type="float" office:value="88.038" calcext:value-type="float">
            <text:p>88,038</text:p>
          </table:table-cell>
          <table:table-cell office:value-type="float" office:value="96.216" calcext:value-type="float">
            <text:p>96,216</text:p>
          </table:table-cell>
          <table:table-cell office:value-type="float" office:value="97.183" calcext:value-type="float">
            <text:p>97,183</text:p>
          </table:table-cell>
          <table:table-cell table:formula="of:=[.G27]-[.I27]" office:value-type="float" office:value="-9.14500000000001" calcext:value-type="float">
            <text:p>-9,14500000000001</text:p>
          </table:table-cell>
          <table:table-cell table:formula="of:=IF([.G27]&gt;[.I27];[.F27]-[.I27];[.G27]-[.H27])" office:value-type="float" office:value="-8.178" calcext:value-type="float">
            <text:p>-8,178</text:p>
          </table:table-cell>
          <table:table-cell table:formula="of:=IF([.G27]&gt;[.I27];[.G27]-[.H27];[.F27]-[.I27])+INDEX([.$V$14:.$V$18];[.$E27])" office:value-type="float" office:value="-10.021" calcext:value-type="float">
            <text:p>-10,021</text:p>
          </table:table-cell>
          <table:table-cell table:formula="of:=[.G27]-([.L27]/2)" office:value-type="float" office:value="93.0485" calcext:value-type="float">
            <text:p>93,0485</text:p>
          </table:table-cell>
          <table:table-cell table:formula="of:=[.$S$5]-MAX([.G27];[.I27])/[.$S$8]" office:value-type="float" office:value="112.949985366636" calcext:value-type="float">
            <text:p>112,949985366636</text:p>
          </table:table-cell>
          <table:table-cell table:formula="of:=INDEX([.$T$14:.$T$18];[.E27])-[.M27]/IF(INDEX([.$U$14:.$U$18];[.E27])=0;[.$S$8];[.$T$8])" office:value-type="float" office:value="49.1871451232614" calcext:value-type="float">
            <text:p>49,187145123261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22</text:p>
          </table:table-cell>
          <table:table-cell office:value-type="string" calcext:value-type="string">
            <text:p>DDR_dm[0]</text:p>
          </table:table-cell>
          <table:table-cell office:value-type="float" office:value="2" calcext:value-type="float">
            <text:p>2</text:p>
          </table:table-cell>
          <table:table-cell office:value-type="float" office:value="82.443" calcext:value-type="float">
            <text:p>82,443</text:p>
          </table:table-cell>
          <table:table-cell office:value-type="float" office:value="83.271" calcext:value-type="float">
            <text:p>83,271</text:p>
          </table:table-cell>
          <table:table-cell office:value-type="float" office:value="79.994" calcext:value-type="float">
            <text:p>79,994</text:p>
          </table:table-cell>
          <table:table-cell office:value-type="float" office:value="80.798" calcext:value-type="float">
            <text:p>80,798</text:p>
          </table:table-cell>
          <table:table-cell table:formula="of:=[.G28]-[.I28]" office:value-type="float" office:value="2.473" calcext:value-type="float">
            <text:p>2,473</text:p>
          </table:table-cell>
          <table:table-cell table:formula="of:=IF([.G28]&gt;[.I28];[.F28]-[.I28];[.G28]-[.H28])" office:value-type="float" office:value="1.645" calcext:value-type="float">
            <text:p>1,645</text:p>
          </table:table-cell>
          <table:table-cell table:formula="of:=IF([.G28]&gt;[.I28];[.G28]-[.H28];[.F28]-[.I28])+INDEX([.$V$14:.$V$18];[.$E28])" office:value-type="float" office:value="3.277" calcext:value-type="float">
            <text:p>3,277</text:p>
          </table:table-cell>
          <table:table-cell table:formula="of:=[.G28]-([.L28]/2)" office:value-type="float" office:value="81.6325" calcext:value-type="float">
            <text:p>81,6325</text:p>
          </table:table-cell>
          <table:table-cell table:formula="of:=[.$S$5]-MAX([.G28];[.I28])/[.$S$8]" office:value-type="float" office:value="114.961281617826" calcext:value-type="float">
            <text:p>114,961281617826</text:p>
          </table:table-cell>
          <table:table-cell table:formula="of:=INDEX([.$T$14:.$T$18];[.E28])-[.M28]/IF(INDEX([.$U$14:.$U$18];[.E28])=0;[.$S$8];[.$T$8])" office:value-type="float" office:value="38.198164086743" calcext:value-type="float">
            <text:p>38,19816408674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20</text:p>
          </table:table-cell>
          <table:table-cell office:value-type="string" calcext:value-type="string">
            <text:p>DDR_dm[1]</text:p>
          </table:table-cell>
          <table:table-cell office:value-type="float" office:value="3" calcext:value-type="float">
            <text:p>3</text:p>
          </table:table-cell>
          <table:table-cell office:value-type="float" office:value="64.524" calcext:value-type="float">
            <text:p>64,524</text:p>
          </table:table-cell>
          <table:table-cell office:value-type="float" office:value="65.172" calcext:value-type="float">
            <text:p>65,172</text:p>
          </table:table-cell>
          <table:table-cell office:value-type="float" office:value="72.803" calcext:value-type="float">
            <text:p>72,803</text:p>
          </table:table-cell>
          <table:table-cell office:value-type="float" office:value="73.534" calcext:value-type="float">
            <text:p>73,534</text:p>
          </table:table-cell>
          <table:table-cell table:formula="of:=[.G29]-[.I29]" office:value-type="float" office:value="-8.36200000000001" calcext:value-type="float">
            <text:p>-8,36200000000001</text:p>
          </table:table-cell>
          <table:table-cell table:formula="of:=IF([.G29]&gt;[.I29];[.F29]-[.I29];[.G29]-[.H29])" office:value-type="float" office:value="-7.631" calcext:value-type="float">
            <text:p>-7,631</text:p>
          </table:table-cell>
          <table:table-cell table:formula="of:=IF([.G29]&gt;[.I29];[.G29]-[.H29];[.F29]-[.I29])+INDEX([.$V$14:.$V$18];[.$E29])" office:value-type="float" office:value="0.989999999999995" calcext:value-type="float">
            <text:p>0,989999999999995</text:p>
          </table:table-cell>
          <table:table-cell table:formula="of:=[.G29]-([.L29]/2)" office:value-type="float" office:value="64.677" calcext:value-type="float">
            <text:p>64,677</text:p>
          </table:table-cell>
          <table:table-cell table:formula="of:=[.$S$5]-MAX([.G29];[.I29])/[.$S$8]" office:value-type="float" office:value="116.368986591793" calcext:value-type="float">
            <text:p>116,368986591793</text:p>
          </table:table-cell>
          <table:table-cell table:formula="of:=INDEX([.$T$14:.$T$18];[.E29])-[.M29]/IF(INDEX([.$U$14:.$U$18];[.E29])=0;[.$S$8];[.$T$8])" office:value-type="float" office:value="116.008656616036" calcext:value-type="float">
            <text:p>116,00865661603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22</text:p>
          </table:table-cell>
          <table:table-cell office:value-type="string" calcext:value-type="string">
            <text:p>DDR_dm[2]</text:p>
          </table:table-cell>
          <table:table-cell office:value-type="float" office:value="4" calcext:value-type="float">
            <text:p>4</text:p>
          </table:table-cell>
          <table:table-cell office:value-type="float" office:value="65.318" calcext:value-type="float">
            <text:p>65,318</text:p>
          </table:table-cell>
          <table:table-cell office:value-type="float" office:value="65.975" calcext:value-type="float">
            <text:p>65,975</text:p>
          </table:table-cell>
          <table:table-cell office:value-type="float" office:value="81.09" calcext:value-type="float">
            <text:p>81,09</text:p>
          </table:table-cell>
          <table:table-cell office:value-type="float" office:value="81.905" calcext:value-type="float">
            <text:p>81,905</text:p>
          </table:table-cell>
          <table:table-cell table:formula="of:=[.G30]-[.I30]" office:value-type="float" office:value="-15.93" calcext:value-type="float">
            <text:p>-15,93</text:p>
          </table:table-cell>
          <table:table-cell table:formula="of:=IF([.G30]&gt;[.I30];[.F30]-[.I30];[.G30]-[.H30])" office:value-type="float" office:value="-15.115" calcext:value-type="float">
            <text:p>-15,115</text:p>
          </table:table-cell>
          <table:table-cell table:formula="of:=IF([.G30]&gt;[.I30];[.G30]-[.H30];[.F30]-[.I30])+INDEX([.$V$14:.$V$18];[.$E30])" office:value-type="float" office:value="-16.587" calcext:value-type="float">
            <text:p>-16,587</text:p>
          </table:table-cell>
          <table:table-cell table:formula="of:=[.G30]-([.L30]/2)" office:value-type="float" office:value="74.2685" calcext:value-type="float">
            <text:p>74,2685</text:p>
          </table:table-cell>
          <table:table-cell table:formula="of:=[.$S$5]-MAX([.G30];[.I30])/[.$S$8]" office:value-type="float" office:value="115.158768009367" calcext:value-type="float">
            <text:p>115,158768009367</text:p>
          </table:table-cell>
          <table:table-cell table:formula="of:=INDEX([.$T$14:.$T$18];[.E30])-[.M30]/IF(INDEX([.$U$14:.$U$18];[.E30])=0;[.$S$8];[.$T$8])" office:value-type="float" office:value="116.26279789883" calcext:value-type="float">
            <text:p>116,2627978988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DDR_dm[3]</text:p>
          </table:table-cell>
          <table:table-cell office:value-type="float" office:value="5" calcext:value-type="float">
            <text:p>5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3" calcext:value-type="float">
            <text:p>105,373</text:p>
          </table:table-cell>
          <table:table-cell office:value-type="float" office:value="119.545" calcext:value-type="float">
            <text:p>119,545</text:p>
          </table:table-cell>
          <table:table-cell office:value-type="float" office:value="120.746" calcext:value-type="float">
            <text:p>120,746</text:p>
          </table:table-cell>
          <table:table-cell table:formula="of:=[.G31]-[.I31]" office:value-type="float" office:value="-15.373" calcext:value-type="float">
            <text:p>-15,373</text:p>
          </table:table-cell>
          <table:table-cell table:formula="of:=IF([.G31]&gt;[.I31];[.F31]-[.I31];[.G31]-[.H31])" office:value-type="float" office:value="-14.172" calcext:value-type="float">
            <text:p>-14,172</text:p>
          </table:table-cell>
          <table:table-cell table:formula="of:=IF([.G31]&gt;[.I31];[.G31]-[.H31];[.F31]-[.I31])+INDEX([.$V$14:.$V$18];[.$E31])" office:value-type="float" office:value="-16.421" calcext:value-type="float">
            <text:p>-16,421</text:p>
          </table:table-cell>
          <table:table-cell table:formula="of:=[.G31]-([.L31]/2)" office:value-type="float" office:value="113.5835" calcext:value-type="float">
            <text:p>113,5835</text:p>
          </table:table-cell>
          <table:table-cell table:formula="of:=[.$S$5]-MAX([.G31];[.I31])/[.$S$8]" office:value-type="float" office:value="109.543417398927" calcext:value-type="float">
            <text:p>109,543417398927</text:p>
          </table:table-cell>
          <table:table-cell table:formula="of:=INDEX([.$T$14:.$T$18];[.E31])-[.M31]/IF(INDEX([.$U$14:.$U$18];[.E31])=0;[.$S$8];[.$T$8])" office:value-type="float" office:value="110.57891979967" calcext:value-type="float">
            <text:p>110,5789197996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DR_dq[0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355" calcext:value-type="float">
            <text:p>64,355</text:p>
          </table:table-cell>
          <table:table-cell office:value-type="float" office:value="65.001" calcext:value-type="float">
            <text:p>65,001</text:p>
          </table:table-cell>
          <table:table-cell office:value-type="float" office:value="83.068" calcext:value-type="float">
            <text:p>83,068</text:p>
          </table:table-cell>
          <table:table-cell office:value-type="float" office:value="83.903" calcext:value-type="float">
            <text:p>83,903</text:p>
          </table:table-cell>
          <table:table-cell table:formula="of:=[.G32]-[.I32]" office:value-type="float" office:value="-18.902" calcext:value-type="float">
            <text:p>-18,902</text:p>
          </table:table-cell>
          <table:table-cell table:formula="of:=IF([.G32]&gt;[.I32];[.F32]-[.I32];[.G32]-[.H32])" office:value-type="float" office:value="-18.067" calcext:value-type="float">
            <text:p>-18,067</text:p>
          </table:table-cell>
          <table:table-cell table:formula="of:=IF([.G32]&gt;[.I32];[.G32]-[.H32];[.F32]-[.I32])+INDEX([.$V$14:.$V$18];[.$E32])" office:value-type="float" office:value="-19.548" calcext:value-type="float">
            <text:p>-19,548</text:p>
          </table:table-cell>
          <table:table-cell table:formula="of:=[.G32]-([.L32]/2)" office:value-type="float" office:value="74.775" calcext:value-type="float">
            <text:p>74,775</text:p>
          </table:table-cell>
          <table:table-cell table:formula="of:=[.$S$5]-MAX([.G32];[.I32])/[.$S$8]" office:value-type="float" office:value="114.869911632867" calcext:value-type="float">
            <text:p>114,869911632867</text:p>
          </table:table-cell>
          <table:table-cell table:formula="of:=INDEX([.$T$14:.$T$18];[.E32])-[.M32]/IF(INDEX([.$U$14:.$U$18];[.E32])=0;[.$S$8];[.$T$8])" office:value-type="float" office:value="39.1895717953782" calcext:value-type="float">
            <text:p>39,189571795378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DR_dq[1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2.516" calcext:value-type="float">
            <text:p>72,516</text:p>
          </table:table-cell>
          <table:table-cell office:value-type="float" office:value="73.245" calcext:value-type="float">
            <text:p>73,245</text:p>
          </table:table-cell>
          <table:table-cell office:value-type="float" office:value="60.739" calcext:value-type="float">
            <text:p>60,739</text:p>
          </table:table-cell>
          <table:table-cell office:value-type="float" office:value="61.349" calcext:value-type="float">
            <text:p>61,349</text:p>
          </table:table-cell>
          <table:table-cell table:formula="of:=[.G33]-[.I33]" office:value-type="float" office:value="11.896" calcext:value-type="float">
            <text:p>11,896</text:p>
          </table:table-cell>
          <table:table-cell table:formula="of:=IF([.G33]&gt;[.I33];[.F33]-[.I33];[.G33]-[.H33])" office:value-type="float" office:value="11.167" calcext:value-type="float">
            <text:p>11,167</text:p>
          </table:table-cell>
          <table:table-cell table:formula="of:=IF([.G33]&gt;[.I33];[.G33]-[.H33];[.F33]-[.I33])+INDEX([.$V$14:.$V$18];[.$E33])" office:value-type="float" office:value="12.506" calcext:value-type="float">
            <text:p>12,506</text:p>
          </table:table-cell>
          <table:table-cell table:formula="of:=[.G33]-([.L33]/2)" office:value-type="float" office:value="66.992" calcext:value-type="float">
            <text:p>66,992</text:p>
          </table:table-cell>
          <table:table-cell table:formula="of:=[.$S$5]-MAX([.G33];[.I33])/[.$S$8]" office:value-type="float" office:value="116.410768119726" calcext:value-type="float">
            <text:p>116,410768119726</text:p>
          </table:table-cell>
          <table:table-cell table:formula="of:=INDEX([.$T$14:.$T$18];[.E33])-[.M33]/IF(INDEX([.$U$14:.$U$18];[.E33])=0;[.$S$8];[.$T$8])" office:value-type="float" office:value="40.3147815943293" calcext:value-type="float">
            <text:p>40,314781594329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B21</text:p>
          </table:table-cell>
          <table:table-cell office:value-type="string" calcext:value-type="string">
            <text:p>DDR_dq[2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8.022" calcext:value-type="float">
            <text:p>78,022</text:p>
          </table:table-cell>
          <table:table-cell office:value-type="float" office:value="78.806" calcext:value-type="float">
            <text:p>78,806</text:p>
          </table:table-cell>
          <table:table-cell office:value-type="float" office:value="82.28" calcext:value-type="float">
            <text:p>82,28</text:p>
          </table:table-cell>
          <table:table-cell office:value-type="float" office:value="83.107" calcext:value-type="float">
            <text:p>83,107</text:p>
          </table:table-cell>
          <table:table-cell table:formula="of:=[.G34]-[.I34]" office:value-type="float" office:value="-4.301" calcext:value-type="float">
            <text:p>-4,301</text:p>
          </table:table-cell>
          <table:table-cell table:formula="of:=IF([.G34]&gt;[.I34];[.F34]-[.I34];[.G34]-[.H34])" office:value-type="float" office:value="-3.474" calcext:value-type="float">
            <text:p>-3,474</text:p>
          </table:table-cell>
          <table:table-cell table:formula="of:=IF([.G34]&gt;[.I34];[.G34]-[.H34];[.F34]-[.I34])+INDEX([.$V$14:.$V$18];[.$E34])" office:value-type="float" office:value="-5.08499999999999" calcext:value-type="float">
            <text:p>-5,08499999999999</text:p>
          </table:table-cell>
          <table:table-cell table:formula="of:=[.G34]-([.L34]/2)" office:value-type="float" office:value="81.3485" calcext:value-type="float">
            <text:p>81,3485</text:p>
          </table:table-cell>
          <table:table-cell table:formula="of:=[.$S$5]-MAX([.G34];[.I34])/[.$S$8]" office:value-type="float" office:value="114.984991550632" calcext:value-type="float">
            <text:p>114,984991550632</text:p>
          </table:table-cell>
          <table:table-cell table:formula="of:=INDEX([.$T$14:.$T$18];[.E34])-[.M34]/IF(INDEX([.$U$14:.$U$18];[.E34])=0;[.$S$8];[.$T$8])" office:value-type="float" office:value="38.2392227508702" calcext:value-type="float">
            <text:p>38,239222750870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DR_dq[3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094" calcext:value-type="float">
            <text:p>64,094</text:p>
          </table:table-cell>
          <table:table-cell office:value-type="float" office:value="64.739" calcext:value-type="float">
            <text:p>64,739</text:p>
          </table:table-cell>
          <table:table-cell office:value-type="float" office:value="65.922" calcext:value-type="float">
            <text:p>65,922</text:p>
          </table:table-cell>
          <table:table-cell office:value-type="float" office:value="66.585" calcext:value-type="float">
            <text:p>66,585</text:p>
          </table:table-cell>
          <table:table-cell table:formula="of:=[.G35]-[.I35]" office:value-type="float" office:value="-1.84599999999999" calcext:value-type="float">
            <text:p>-1,84599999999999</text:p>
          </table:table-cell>
          <table:table-cell table:formula="of:=IF([.G35]&gt;[.I35];[.F35]-[.I35];[.G35]-[.H35])" office:value-type="float" office:value="-1.18299999999999" calcext:value-type="float">
            <text:p>-1,18299999999999</text:p>
          </table:table-cell>
          <table:table-cell table:formula="of:=IF([.G35]&gt;[.I35];[.G35]-[.H35];[.F35]-[.I35])+INDEX([.$V$14:.$V$18];[.$E35])" office:value-type="float" office:value="-2.491" calcext:value-type="float">
            <text:p>-2,491</text:p>
          </table:table-cell>
          <table:table-cell table:formula="of:=[.G35]-([.L35]/2)" office:value-type="float" office:value="65.9845" calcext:value-type="float">
            <text:p>65,9845</text:p>
          </table:table-cell>
          <table:table-cell table:formula="of:=[.$S$5]-MAX([.G35];[.I35])/[.$S$8]" office:value-type="float" office:value="117.373622708061" calcext:value-type="float">
            <text:p>117,373622708061</text:p>
          </table:table-cell>
          <table:table-cell table:formula="of:=INDEX([.$T$14:.$T$18];[.E35])-[.M35]/IF(INDEX([.$U$14:.$U$18];[.E35])=0;[.$S$8];[.$T$8])" office:value-type="float" office:value="40.4604386510482" calcext:value-type="float">
            <text:p>40,460438651048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20</text:p>
          </table:table-cell>
          <table:table-cell office:value-type="string" calcext:value-type="string">
            <text:p>DDR_dq[4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1.327" calcext:value-type="float">
            <text:p>81,327</text:p>
          </table:table-cell>
          <table:table-cell office:value-type="float" office:value="82.144" calcext:value-type="float">
            <text:p>82,144</text:p>
          </table:table-cell>
          <table:table-cell office:value-type="float" office:value="73.456" calcext:value-type="float">
            <text:p>73,456</text:p>
          </table:table-cell>
          <table:table-cell office:value-type="float" office:value="74.194" calcext:value-type="float">
            <text:p>74,194</text:p>
          </table:table-cell>
          <table:table-cell table:formula="of:=[.G36]-[.I36]" office:value-type="float" office:value="7.95" calcext:value-type="float">
            <text:p>7,95</text:p>
          </table:table-cell>
          <table:table-cell table:formula="of:=IF([.G36]&gt;[.I36];[.F36]-[.I36];[.G36]-[.H36])" office:value-type="float" office:value="7.133" calcext:value-type="float">
            <text:p>7,133</text:p>
          </table:table-cell>
          <table:table-cell table:formula="of:=IF([.G36]&gt;[.I36];[.G36]-[.H36];[.F36]-[.I36])+INDEX([.$V$14:.$V$18];[.$E36])" office:value-type="float" office:value="8.688" calcext:value-type="float">
            <text:p>8,688</text:p>
          </table:table-cell>
          <table:table-cell table:formula="of:=[.G36]-([.L36]/2)" office:value-type="float" office:value="77.8" calcext:value-type="float">
            <text:p>77,8</text:p>
          </table:table-cell>
          <table:table-cell table:formula="of:=[.$S$5]-MAX([.G36];[.I36])/[.$S$8]" office:value-type="float" office:value="115.124215119486" calcext:value-type="float">
            <text:p>115,124215119486</text:p>
          </table:table-cell>
          <table:table-cell table:formula="of:=INDEX([.$T$14:.$T$18];[.E36])-[.M36]/IF(INDEX([.$U$14:.$U$18];[.E36])=0;[.$S$8];[.$T$8])" office:value-type="float" office:value="38.7522391933189" calcext:value-type="float">
            <text:p>38,752239193318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DDR_dq[5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81" calcext:value-type="float">
            <text:p>65,681</text:p>
          </table:table-cell>
          <table:table-cell office:value-type="float" office:value="66.342" calcext:value-type="float">
            <text:p>66,342</text:p>
          </table:table-cell>
          <table:table-cell office:value-type="float" office:value="75.717" calcext:value-type="float">
            <text:p>75,717</text:p>
          </table:table-cell>
          <table:table-cell office:value-type="float" office:value="76.478" calcext:value-type="float">
            <text:p>76,478</text:p>
          </table:table-cell>
          <table:table-cell table:formula="of:=[.G37]-[.I37]" office:value-type="float" office:value="-10.136" calcext:value-type="float">
            <text:p>-10,136</text:p>
          </table:table-cell>
          <table:table-cell table:formula="of:=IF([.G37]&gt;[.I37];[.F37]-[.I37];[.G37]-[.H37])" office:value-type="float" office:value="-9.375" calcext:value-type="float">
            <text:p>-9,375</text:p>
          </table:table-cell>
          <table:table-cell table:formula="of:=IF([.G37]&gt;[.I37];[.G37]-[.H37];[.F37]-[.I37])+INDEX([.$V$14:.$V$18];[.$E37])" office:value-type="float" office:value="-10.797" calcext:value-type="float">
            <text:p>-10,797</text:p>
          </table:table-cell>
          <table:table-cell table:formula="of:=[.G37]-([.L37]/2)" office:value-type="float" office:value="71.7405" calcext:value-type="float">
            <text:p>71,7405</text:p>
          </table:table-cell>
          <table:table-cell table:formula="of:=[.$S$5]-MAX([.G37];[.I37])/[.$S$8]" office:value-type="float" office:value="115.943364383376" calcext:value-type="float">
            <text:p>115,943364383376</text:p>
          </table:table-cell>
          <table:table-cell table:formula="of:=INDEX([.$T$14:.$T$18];[.E37])-[.M37]/IF(INDEX([.$U$14:.$U$18];[.E37])=0;[.$S$8];[.$T$8])" office:value-type="float" office:value="39.6282778386671" calcext:value-type="float">
            <text:p>39,628277838667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DDR_dq[6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492" calcext:value-type="float">
            <text:p>64,492</text:p>
          </table:table-cell>
          <table:table-cell office:value-type="float" office:value="65.14" calcext:value-type="float">
            <text:p>65,14</text:p>
          </table:table-cell>
          <table:table-cell office:value-type="float" office:value="59.769" calcext:value-type="float">
            <text:p>59,769</text:p>
          </table:table-cell>
          <table:table-cell office:value-type="float" office:value="60.37" calcext:value-type="float">
            <text:p>60,37</text:p>
          </table:table-cell>
          <table:table-cell table:formula="of:=[.G38]-[.I38]" office:value-type="float" office:value="4.77" calcext:value-type="float">
            <text:p>4,77</text:p>
          </table:table-cell>
          <table:table-cell table:formula="of:=IF([.G38]&gt;[.I38];[.F38]-[.I38];[.G38]-[.H38])" office:value-type="float" office:value="4.12200000000001" calcext:value-type="float">
            <text:p>4,12200000000001</text:p>
          </table:table-cell>
          <table:table-cell table:formula="of:=IF([.G38]&gt;[.I38];[.G38]-[.H38];[.F38]-[.I38])+INDEX([.$V$14:.$V$18];[.$E38])" office:value-type="float" office:value="5.371" calcext:value-type="float">
            <text:p>5,371</text:p>
          </table:table-cell>
          <table:table-cell table:formula="of:=[.G38]-([.L38]/2)" office:value-type="float" office:value="62.4545" calcext:value-type="float">
            <text:p>62,4545</text:p>
          </table:table-cell>
          <table:table-cell table:formula="of:=[.$S$5]-MAX([.G38];[.I38])/[.$S$8]" office:value-type="float" office:value="117.582530347722" calcext:value-type="float">
            <text:p>117,582530347722</text:p>
          </table:table-cell>
          <table:table-cell table:formula="of:=INDEX([.$T$14:.$T$18];[.E38])-[.M38]/IF(INDEX([.$U$14:.$U$18];[.E38])=0;[.$S$8];[.$T$8])" office:value-type="float" office:value="40.9707804974182" calcext:value-type="float">
            <text:p>40,970780497418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DDR_dq[7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03" calcext:value-type="float">
            <text:p>65,603</text:p>
          </table:table-cell>
          <table:table-cell office:value-type="float" office:value="66.263" calcext:value-type="float">
            <text:p>66,263</text:p>
          </table:table-cell>
          <table:table-cell office:value-type="float" office:value="62.315" calcext:value-type="float">
            <text:p>62,315</text:p>
          </table:table-cell>
          <table:table-cell office:value-type="float" office:value="62.941" calcext:value-type="float">
            <text:p>62,941</text:p>
          </table:table-cell>
          <table:table-cell table:formula="of:=[.G39]-[.I39]" office:value-type="float" office:value="3.322" calcext:value-type="float">
            <text:p>3,322</text:p>
          </table:table-cell>
          <table:table-cell table:formula="of:=IF([.G39]&gt;[.I39];[.F39]-[.I39];[.G39]-[.H39])" office:value-type="float" office:value="2.66199999999999" calcext:value-type="float">
            <text:p>2,66199999999999</text:p>
          </table:table-cell>
          <table:table-cell table:formula="of:=IF([.G39]&gt;[.I39];[.G39]-[.H39];[.F39]-[.I39])+INDEX([.$V$14:.$V$18];[.$E39])" office:value-type="float" office:value="3.94800000000001" calcext:value-type="float">
            <text:p>3,94800000000001</text:p>
          </table:table-cell>
          <table:table-cell table:formula="of:=[.G39]-([.L39]/2)" office:value-type="float" office:value="64.289" calcext:value-type="float">
            <text:p>64,289</text:p>
          </table:table-cell>
          <table:table-cell table:formula="of:=[.$S$5]-MAX([.G39];[.I39])/[.$S$8]" office:value-type="float" office:value="117.420175137107" calcext:value-type="float">
            <text:p>117,420175137107</text:p>
          </table:table-cell>
          <table:table-cell table:formula="of:=INDEX([.$T$14:.$T$18];[.E39])-[.M39]/IF(INDEX([.$U$14:.$U$18];[.E39])=0;[.$S$8];[.$T$8])" office:value-type="float" office:value="40.7055617673429" calcext:value-type="float">
            <text:p>40,705561767342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21</text:p>
          </table:table-cell>
          <table:table-cell office:value-type="string" calcext:value-type="string">
            <text:p>DDR_dq[8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5.967" calcext:value-type="float">
            <text:p>65,967</text:p>
          </table:table-cell>
          <table:table-cell office:value-type="float" office:value="66.63" calcext:value-type="float">
            <text:p>66,63</text:p>
          </table:table-cell>
          <table:table-cell office:value-type="float" office:value="70.709" calcext:value-type="float">
            <text:p>70,709</text:p>
          </table:table-cell>
          <table:table-cell office:value-type="float" office:value="71.419" calcext:value-type="float">
            <text:p>71,419</text:p>
          </table:table-cell>
          <table:table-cell table:formula="of:=[.G40]-[.I40]" office:value-type="float" office:value="-4.789" calcext:value-type="float">
            <text:p>-4,789</text:p>
          </table:table-cell>
          <table:table-cell table:formula="of:=IF([.G40]&gt;[.I40];[.F40]-[.I40];[.G40]-[.H40])" office:value-type="float" office:value="-4.07900000000001" calcext:value-type="float">
            <text:p>-4,07900000000001</text:p>
          </table:table-cell>
          <table:table-cell table:formula="of:=IF([.G40]&gt;[.I40];[.G40]-[.H40];[.F40]-[.I40])+INDEX([.$V$14:.$V$18];[.$E40])" office:value-type="float" office:value="4.548" calcext:value-type="float">
            <text:p>4,548</text:p>
          </table:table-cell>
          <table:table-cell table:formula="of:=[.G40]-([.L40]/2)" office:value-type="float" office:value="64.356" calcext:value-type="float">
            <text:p>64,356</text:p>
          </table:table-cell>
          <table:table-cell table:formula="of:=[.$S$5]-MAX([.G40];[.I40])/[.$S$8]" office:value-type="float" office:value="116.674757981332" calcext:value-type="float">
            <text:p>116,674757981332</text:p>
          </table:table-cell>
          <table:table-cell table:formula="of:=INDEX([.$T$14:.$T$18];[.E40])-[.M40]/IF(INDEX([.$U$14:.$U$18];[.E40])=0;[.$S$8];[.$T$8])" office:value-type="float" office:value="116.063208021114" calcext:value-type="float">
            <text:p>116,06320802111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G22</text:p>
          </table:table-cell>
          <table:table-cell office:value-type="string" calcext:value-type="string">
            <text:p>DDR_dq[9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906" calcext:value-type="float">
            <text:p>66,906</text:p>
          </table:table-cell>
          <table:table-cell office:value-type="float" office:value="67.578" calcext:value-type="float">
            <text:p>67,578</text:p>
          </table:table-cell>
          <table:table-cell office:value-type="float" office:value="69.425" calcext:value-type="float">
            <text:p>69,425</text:p>
          </table:table-cell>
          <table:table-cell office:value-type="float" office:value="70.122" calcext:value-type="float">
            <text:p>70,122</text:p>
          </table:table-cell>
          <table:table-cell table:formula="of:=[.G41]-[.I41]" office:value-type="float" office:value="-2.544" calcext:value-type="float">
            <text:p>-2,544</text:p>
          </table:table-cell>
          <table:table-cell table:formula="of:=IF([.G41]&gt;[.I41];[.F41]-[.I41];[.G41]-[.H41])" office:value-type="float" office:value="-1.84699999999999" calcext:value-type="float">
            <text:p>-1,84699999999999</text:p>
          </table:table-cell>
          <table:table-cell table:formula="of:=IF([.G41]&gt;[.I41];[.G41]-[.H41];[.F41]-[.I41])+INDEX([.$V$14:.$V$18];[.$E41])" office:value-type="float" office:value="6.78400000000001" calcext:value-type="float">
            <text:p>6,78400000000001</text:p>
          </table:table-cell>
          <table:table-cell table:formula="of:=[.G41]-([.L41]/2)" office:value-type="float" office:value="64.186" calcext:value-type="float">
            <text:p>64,186</text:p>
          </table:table-cell>
          <table:table-cell table:formula="of:=[.$S$5]-MAX([.G41];[.I41])/[.$S$8]" office:value-type="float" office:value="116.862268852364" calcext:value-type="float">
            <text:p>116,862268852364</text:p>
          </table:table-cell>
          <table:table-cell table:formula="of:=INDEX([.$T$14:.$T$18];[.E41])-[.M41]/IF(INDEX([.$U$14:.$U$18];[.E41])=0;[.$S$8];[.$T$8])" office:value-type="float" office:value="116.092098173336" calcext:value-type="float">
            <text:p>116,09209817333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DDR_dq[10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4.396" calcext:value-type="float">
            <text:p>74,396</text:p>
          </table:table-cell>
          <table:table-cell office:value-type="float" office:value="75.144" calcext:value-type="float">
            <text:p>75,144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104.596" calcext:value-type="float">
            <text:p>104,596</text:p>
          </table:table-cell>
          <table:table-cell table:formula="of:=[.G42]-[.I42]" office:value-type="float" office:value="-29.452" calcext:value-type="float">
            <text:p>-29,452</text:p>
          </table:table-cell>
          <table:table-cell table:formula="of:=IF([.G42]&gt;[.I42];[.F42]-[.I42];[.G42]-[.H42])" office:value-type="float" office:value="-28.411" calcext:value-type="float">
            <text:p>-28,411</text:p>
          </table:table-cell>
          <table:table-cell table:formula="of:=IF([.G42]&gt;[.I42];[.G42]-[.H42];[.F42]-[.I42])+INDEX([.$V$14:.$V$18];[.$E42])" office:value-type="float" office:value="-20.2" calcext:value-type="float">
            <text:p>-20,2</text:p>
          </table:table-cell>
          <table:table-cell table:formula="of:=[.G42]-([.L42]/2)" office:value-type="float" office:value="85.244" calcext:value-type="float">
            <text:p>85,244</text:p>
          </table:table-cell>
          <table:table-cell table:formula="of:=[.$S$5]-MAX([.G42];[.I42])/[.$S$8]" office:value-type="float" office:value="111.878267489259" calcext:value-type="float">
            <text:p>111,878267489259</text:p>
          </table:table-cell>
          <table:table-cell table:formula="of:=INDEX([.$T$14:.$T$18];[.E42])-[.M42]/IF(INDEX([.$U$14:.$U$18];[.E42])=0;[.$S$8];[.$T$8])" office:value-type="float" office:value="112.513458023367" calcext:value-type="float">
            <text:p>112,51345802336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DDR_dq[11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5.934" calcext:value-type="float">
            <text:p>75,934</text:p>
          </table:table-cell>
          <table:table-cell office:value-type="float" office:value="76.697" calcext:value-type="float">
            <text:p>76,697</text:p>
          </table:table-cell>
          <table:table-cell office:value-type="float" office:value="98.889" calcext:value-type="float">
            <text:p>98,889</text:p>
          </table:table-cell>
          <table:table-cell office:value-type="float" office:value="99.883" calcext:value-type="float">
            <text:p>99,883</text:p>
          </table:table-cell>
          <table:table-cell table:formula="of:=[.G43]-[.I43]" office:value-type="float" office:value="-23.186" calcext:value-type="float">
            <text:p>-23,186</text:p>
          </table:table-cell>
          <table:table-cell table:formula="of:=IF([.G43]&gt;[.I43];[.F43]-[.I43];[.G43]-[.H43])" office:value-type="float" office:value="-22.192" calcext:value-type="float">
            <text:p>-22,192</text:p>
          </table:table-cell>
          <table:table-cell table:formula="of:=IF([.G43]&gt;[.I43];[.G43]-[.H43];[.F43]-[.I43])+INDEX([.$V$14:.$V$18];[.$E43])" office:value-type="float" office:value="-13.949" calcext:value-type="float">
            <text:p>-13,949</text:p>
          </table:table-cell>
          <table:table-cell table:formula="of:=[.G43]-([.L43]/2)" office:value-type="float" office:value="83.6715" calcext:value-type="float">
            <text:p>83,6715</text:p>
          </table:table-cell>
          <table:table-cell table:formula="of:=[.$S$5]-MAX([.G43];[.I43])/[.$S$8]" office:value-type="float" office:value="112.559638911906" calcext:value-type="float">
            <text:p>112,559638911906</text:p>
          </table:table-cell>
          <table:table-cell table:formula="of:=INDEX([.$T$14:.$T$18];[.E43])-[.M43]/IF(INDEX([.$U$14:.$U$18];[.E43])=0;[.$S$8];[.$T$8])" office:value-type="float" office:value="112.780691931423" calcext:value-type="float">
            <text:p>112,78069193142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DDR_dq[12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51.09" calcext:value-type="float">
            <text:p>51,09</text:p>
          </table:table-cell>
          <table:table-cell office:value-type="float" office:value="51.604" calcext:value-type="float">
            <text:p>51,604</text:p>
          </table:table-cell>
          <table:table-cell office:value-type="float" office:value="73.231" calcext:value-type="float">
            <text:p>73,231</text:p>
          </table:table-cell>
          <table:table-cell office:value-type="float" office:value="73.967" calcext:value-type="float">
            <text:p>73,967</text:p>
          </table:table-cell>
          <table:table-cell table:formula="of:=[.G44]-[.I44]" office:value-type="float" office:value="-22.363" calcext:value-type="float">
            <text:p>-22,363</text:p>
          </table:table-cell>
          <table:table-cell table:formula="of:=IF([.G44]&gt;[.I44];[.F44]-[.I44];[.G44]-[.H44])" office:value-type="float" office:value="-21.627" calcext:value-type="float">
            <text:p>-21,627</text:p>
          </table:table-cell>
          <table:table-cell table:formula="of:=IF([.G44]&gt;[.I44];[.G44]-[.H44];[.F44]-[.I44])+INDEX([.$V$14:.$V$18];[.$E44])" office:value-type="float" office:value="-12.877" calcext:value-type="float">
            <text:p>-12,877</text:p>
          </table:table-cell>
          <table:table-cell table:formula="of:=[.G44]-([.L44]/2)" office:value-type="float" office:value="58.0425" calcext:value-type="float">
            <text:p>58,0425</text:p>
          </table:table-cell>
          <table:table-cell table:formula="of:=[.$S$5]-MAX([.G44];[.I44])/[.$S$8]" office:value-type="float" office:value="116.306386586275" calcext:value-type="float">
            <text:p>116,306386586275</text:p>
          </table:table-cell>
          <table:table-cell table:formula="of:=INDEX([.$T$14:.$T$18];[.E44])-[.M44]/IF(INDEX([.$U$14:.$U$18];[.E44])=0;[.$S$8];[.$T$8])" office:value-type="float" office:value="117.136137292024" calcext:value-type="float">
            <text:p>117,13613729202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 office:value-type="string" calcext:value-type="string">
            <text:p>DDR_dq[13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752" calcext:value-type="float">
            <text:p>66,752</text:p>
          </table:table-cell>
          <table:table-cell office:value-type="float" office:value="67.423" calcext:value-type="float">
            <text:p>67,423</text:p>
          </table:table-cell>
          <table:table-cell office:value-type="float" office:value="69.849" calcext:value-type="float">
            <text:p>69,849</text:p>
          </table:table-cell>
          <table:table-cell office:value-type="float" office:value="70.551" calcext:value-type="float">
            <text:p>70,551</text:p>
          </table:table-cell>
          <table:table-cell table:formula="of:=[.G45]-[.I45]" office:value-type="float" office:value="-3.128" calcext:value-type="float">
            <text:p>-3,128</text:p>
          </table:table-cell>
          <table:table-cell table:formula="of:=IF([.G45]&gt;[.I45];[.F45]-[.I45];[.G45]-[.H45])" office:value-type="float" office:value="-2.426" calcext:value-type="float">
            <text:p>-2,426</text:p>
          </table:table-cell>
          <table:table-cell table:formula="of:=IF([.G45]&gt;[.I45];[.G45]-[.H45];[.F45]-[.I45])+INDEX([.$V$14:.$V$18];[.$E45])" office:value-type="float" office:value="6.20099999999999" calcext:value-type="float">
            <text:p>6,20099999999999</text:p>
          </table:table-cell>
          <table:table-cell table:formula="of:=[.G45]-([.L45]/2)" office:value-type="float" office:value="64.3225" calcext:value-type="float">
            <text:p>64,3225</text:p>
          </table:table-cell>
          <table:table-cell table:formula="of:=[.$S$5]-MAX([.G45];[.I45])/[.$S$8]" office:value-type="float" office:value="116.80024713789" calcext:value-type="float">
            <text:p>116,80024713789</text:p>
          </table:table-cell>
          <table:table-cell table:formula="of:=INDEX([.$T$14:.$T$18];[.E45])-[.M45]/IF(INDEX([.$U$14:.$U$18];[.E45])=0;[.$S$8];[.$T$8])" office:value-type="float" office:value="116.068901080522" calcext:value-type="float">
            <text:p>116,06890108052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DDR_dq[14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4.905" calcext:value-type="float">
            <text:p>64,905</text:p>
          </table:table-cell>
          <table:table-cell office:value-type="float" office:value="65.558" calcext:value-type="float">
            <text:p>65,558</text:p>
          </table:table-cell>
          <table:table-cell office:value-type="float" office:value="92.24" calcext:value-type="float">
            <text:p>92,24</text:p>
          </table:table-cell>
          <table:table-cell office:value-type="float" office:value="93.167" calcext:value-type="float">
            <text:p>93,167</text:p>
          </table:table-cell>
          <table:table-cell table:formula="of:=[.G46]-[.I46]" office:value-type="float" office:value="-27.609" calcext:value-type="float">
            <text:p>-27,609</text:p>
          </table:table-cell>
          <table:table-cell table:formula="of:=IF([.G46]&gt;[.I46];[.F46]-[.I46];[.G46]-[.H46])" office:value-type="float" office:value="-26.682" calcext:value-type="float">
            <text:p>-26,682</text:p>
          </table:table-cell>
          <table:table-cell table:formula="of:=IF([.G46]&gt;[.I46];[.G46]-[.H46];[.F46]-[.I46])+INDEX([.$V$14:.$V$18];[.$E46])" office:value-type="float" office:value="-18.262" calcext:value-type="float">
            <text:p>-18,262</text:p>
          </table:table-cell>
          <table:table-cell table:formula="of:=[.G46]-([.L46]/2)" office:value-type="float" office:value="74.689" calcext:value-type="float">
            <text:p>74,689</text:p>
          </table:table-cell>
          <table:table-cell table:formula="of:=[.$S$5]-MAX([.G46];[.I46])/[.$S$8]" office:value-type="float" office:value="113.530589574858" calcext:value-type="float">
            <text:p>113,530589574858</text:p>
          </table:table-cell>
          <table:table-cell table:formula="of:=INDEX([.$T$14:.$T$18];[.E46])-[.M46]/IF(INDEX([.$U$14:.$U$18];[.E46])=0;[.$S$8];[.$T$8])" office:value-type="float" office:value="114.307196592221" calcext:value-type="float">
            <text:p>114,30719659222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 office:value-type="string" calcext:value-type="string">
            <text:p>DDR_dq[15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8.194" calcext:value-type="float">
            <text:p>68,194</text:p>
          </table:table-cell>
          <table:table-cell office:value-type="float" office:value="68.88" calcext:value-type="float">
            <text:p>68,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4.037" calcext:value-type="float">
            <text:p>94,037</text:p>
          </table:table-cell>
          <table:table-cell table:formula="of:=[.G47]-[.I47]" office:value-type="float" office:value="-25.157" calcext:value-type="float">
            <text:p>-25,157</text:p>
          </table:table-cell>
          <table:table-cell table:formula="of:=IF([.G47]&gt;[.I47];[.F47]-[.I47];[.G47]-[.H47])" office:value-type="float" office:value="-24.221" calcext:value-type="float">
            <text:p>-24,221</text:p>
          </table:table-cell>
          <table:table-cell table:formula="of:=IF([.G47]&gt;[.I47];[.G47]-[.H47];[.F47]-[.I47])+INDEX([.$V$14:.$V$18];[.$E47])" office:value-type="float" office:value="-15.843" calcext:value-type="float">
            <text:p>-15,843</text:p>
          </table:table-cell>
          <table:table-cell table:formula="of:=[.G47]-([.L47]/2)" office:value-type="float" office:value="76.8015" calcext:value-type="float">
            <text:p>76,8015</text:p>
          </table:table-cell>
          <table:table-cell table:formula="of:=[.$S$5]-MAX([.G47];[.I47])/[.$S$8]" office:value-type="float" office:value="113.404811272778" calcext:value-type="float">
            <text:p>113,404811272778</text:p>
          </table:table-cell>
          <table:table-cell table:formula="of:=INDEX([.$T$14:.$T$18];[.E47])-[.M47]/IF(INDEX([.$U$14:.$U$18];[.E47])=0;[.$S$8];[.$T$8])" office:value-type="float" office:value="113.948193965342" calcext:value-type="float">
            <text:p>113,94819396534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22</text:p>
          </table:table-cell>
          <table:table-cell office:value-type="string" calcext:value-type="string">
            <text:p>DDR_dq[16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846" calcext:value-type="float">
            <text:p>63,846</text:p>
          </table:table-cell>
          <table:table-cell office:value-type="float" office:value="64.488" calcext:value-type="float">
            <text:p>64,488</text:p>
          </table:table-cell>
          <table:table-cell office:value-type="float" office:value="75.733" calcext:value-type="float">
            <text:p>75,733</text:p>
          </table:table-cell>
          <table:table-cell office:value-type="float" office:value="76.494" calcext:value-type="float">
            <text:p>76,494</text:p>
          </table:table-cell>
          <table:table-cell table:formula="of:=[.G48]-[.I48]" office:value-type="float" office:value="-12.006" calcext:value-type="float">
            <text:p>-12,006</text:p>
          </table:table-cell>
          <table:table-cell table:formula="of:=IF([.G48]&gt;[.I48];[.F48]-[.I48];[.G48]-[.H48])" office:value-type="float" office:value="-11.245" calcext:value-type="float">
            <text:p>-11,245</text:p>
          </table:table-cell>
          <table:table-cell table:formula="of:=IF([.G48]&gt;[.I48];[.G48]-[.H48];[.F48]-[.I48])+INDEX([.$V$14:.$V$18];[.$E48])" office:value-type="float" office:value="-12.648" calcext:value-type="float">
            <text:p>-12,648</text:p>
          </table:table-cell>
          <table:table-cell table:formula="of:=[.G48]-([.L48]/2)" office:value-type="float" office:value="70.812" calcext:value-type="float">
            <text:p>70,812</text:p>
          </table:table-cell>
          <table:table-cell table:formula="of:=[.$S$5]-MAX([.G48];[.I48])/[.$S$8]" office:value-type="float" office:value="115.9410512192" calcext:value-type="float">
            <text:p>115,9410512192</text:p>
          </table:table-cell>
          <table:table-cell table:formula="of:=INDEX([.$T$14:.$T$18];[.E48])-[.M48]/IF(INDEX([.$U$14:.$U$18];[.E48])=0;[.$S$8];[.$T$8])" office:value-type="float" office:value="116.762513647266" calcext:value-type="float">
            <text:p>116,76251364726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20</text:p>
          </table:table-cell>
          <table:table-cell office:value-type="string" calcext:value-type="string">
            <text:p>DDR_dq[17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5.082" calcext:value-type="float">
            <text:p>95,082</text:p>
          </table:table-cell>
          <table:table-cell office:value-type="float" office:value="96.038" calcext:value-type="float">
            <text:p>96,038</text:p>
          </table:table-cell>
          <table:table-cell office:value-type="float" office:value="109.729" calcext:value-type="float">
            <text:p>109,729</text:p>
          </table:table-cell>
          <table:table-cell office:value-type="float" office:value="110.832" calcext:value-type="float">
            <text:p>110,832</text:p>
          </table:table-cell>
          <table:table-cell table:formula="of:=[.G49]-[.I49]" office:value-type="float" office:value="-14.794" calcext:value-type="float">
            <text:p>-14,794</text:p>
          </table:table-cell>
          <table:table-cell table:formula="of:=IF([.G49]&gt;[.I49];[.F49]-[.I49];[.G49]-[.H49])" office:value-type="float" office:value="-13.691" calcext:value-type="float">
            <text:p>-13,691</text:p>
          </table:table-cell>
          <table:table-cell table:formula="of:=IF([.G49]&gt;[.I49];[.G49]-[.H49];[.F49]-[.I49])+INDEX([.$V$14:.$V$18];[.$E49])" office:value-type="float" office:value="-15.75" calcext:value-type="float">
            <text:p>-15,75</text:p>
          </table:table-cell>
          <table:table-cell table:formula="of:=[.G49]-([.L49]/2)" office:value-type="float" office:value="103.913" calcext:value-type="float">
            <text:p>103,913</text:p>
          </table:table-cell>
          <table:table-cell table:formula="of:=[.$S$5]-MAX([.G49];[.I49])/[.$S$8]" office:value-type="float" office:value="110.976711751593" calcext:value-type="float">
            <text:p>110,976711751593</text:p>
          </table:table-cell>
          <table:table-cell table:formula="of:=INDEX([.$T$14:.$T$18];[.E49])-[.M49]/IF(INDEX([.$U$14:.$U$18];[.E49])=0;[.$S$8];[.$T$8])" office:value-type="float" office:value="111.97701068503" calcext:value-type="float">
            <text:p>111,9770106850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20</text:p>
          </table:table-cell>
          <table:table-cell office:value-type="string" calcext:value-type="string">
            <text:p>DDR_dq[18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8.052" calcext:value-type="float">
            <text:p>58,052</text:p>
          </table:table-cell>
          <table:table-cell office:value-type="float" office:value="58.635" calcext:value-type="float">
            <text:p>58,635</text:p>
          </table:table-cell>
          <table:table-cell office:value-type="float" office:value="75.632" calcext:value-type="float">
            <text:p>75,632</text:p>
          </table:table-cell>
          <table:table-cell office:value-type="float" office:value="76.392" calcext:value-type="float">
            <text:p>76,392</text:p>
          </table:table-cell>
          <table:table-cell table:formula="of:=[.G50]-[.I50]" office:value-type="float" office:value="-17.757" calcext:value-type="float">
            <text:p>-17,757</text:p>
          </table:table-cell>
          <table:table-cell table:formula="of:=IF([.G50]&gt;[.I50];[.F50]-[.I50];[.G50]-[.H50])" office:value-type="float" office:value="-16.997" calcext:value-type="float">
            <text:p>-16,997</text:p>
          </table:table-cell>
          <table:table-cell table:formula="of:=IF([.G50]&gt;[.I50];[.G50]-[.H50];[.F50]-[.I50])+INDEX([.$V$14:.$V$18];[.$E50])" office:value-type="float" office:value="-18.34" calcext:value-type="float">
            <text:p>-18,34</text:p>
          </table:table-cell>
          <table:table-cell table:formula="of:=[.G50]-([.L50]/2)" office:value-type="float" office:value="67.805" calcext:value-type="float">
            <text:p>67,805</text:p>
          </table:table-cell>
          <table:table-cell table:formula="of:=[.$S$5]-MAX([.G50];[.I50])/[.$S$8]" office:value-type="float" office:value="115.955797640823" calcext:value-type="float">
            <text:p>115,955797640823</text:p>
          </table:table-cell>
          <table:table-cell table:formula="of:=INDEX([.$T$14:.$T$18];[.E50])-[.M50]/IF(INDEX([.$U$14:.$U$18];[.E50])=0;[.$S$8];[.$T$8])" office:value-type="float" office:value="117.197243939627" calcext:value-type="float">
            <text:p>117,19724393962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DDR_dq[19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5.837" calcext:value-type="float">
            <text:p>85,837</text:p>
          </table:table-cell>
          <table:table-cell office:value-type="float" office:value="86.7" calcext:value-type="float">
            <text:p>86,7</text:p>
          </table:table-cell>
          <table:table-cell office:value-type="float" office:value="85.976" calcext:value-type="float">
            <text:p>85,976</text:p>
          </table:table-cell>
          <table:table-cell office:value-type="float" office:value="86.84" calcext:value-type="float">
            <text:p>86,84</text:p>
          </table:table-cell>
          <table:table-cell table:formula="of:=[.G51]-[.I51]" office:value-type="float" office:value="-0.140000000000001" calcext:value-type="float">
            <text:p>-0,140000000000001</text:p>
          </table:table-cell>
          <table:table-cell table:formula="of:=IF([.G51]&gt;[.I51];[.F51]-[.I51];[.G51]-[.H51])" office:value-type="float" office:value="0.724000000000004" calcext:value-type="float">
            <text:p>0,724000000000004</text:p>
          </table:table-cell>
          <table:table-cell table:formula="of:=IF([.G51]&gt;[.I51];[.G51]-[.H51];[.F51]-[.I51])+INDEX([.$V$14:.$V$18];[.$E51])" office:value-type="float" office:value="-1.003" calcext:value-type="float">
            <text:p>-1,003</text:p>
          </table:table-cell>
          <table:table-cell table:formula="of:=[.G51]-([.L51]/2)" office:value-type="float" office:value="87.2015" calcext:value-type="float">
            <text:p>87,2015</text:p>
          </table:table-cell>
          <table:table-cell table:formula="of:=[.$S$5]-MAX([.G51];[.I51])/[.$S$8]" office:value-type="float" office:value="114.445301433777" calcext:value-type="float">
            <text:p>114,445301433777</text:p>
          </table:table-cell>
          <table:table-cell table:formula="of:=INDEX([.$T$14:.$T$18];[.E51])-[.M51]/IF(INDEX([.$U$14:.$U$18];[.E51])=0;[.$S$8];[.$T$8])" office:value-type="float" office:value="114.393038380671" calcext:value-type="float">
            <text:p>114,39303838067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DR_dq[20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9.725" calcext:value-type="float">
            <text:p>59,725</text:p>
          </table:table-cell>
          <table:table-cell office:value-type="float" office:value="60.325" calcext:value-type="float">
            <text:p>60,325</text:p>
          </table:table-cell>
          <table:table-cell office:value-type="float" office:value="75.649" calcext:value-type="float">
            <text:p>75,649</text:p>
          </table:table-cell>
          <table:table-cell office:value-type="float" office:value="76.41" calcext:value-type="float">
            <text:p>76,41</text:p>
          </table:table-cell>
          <table:table-cell table:formula="of:=[.G52]-[.I52]" office:value-type="float" office:value="-16.085" calcext:value-type="float">
            <text:p>-16,085</text:p>
          </table:table-cell>
          <table:table-cell table:formula="of:=IF([.G52]&gt;[.I52];[.F52]-[.I52];[.G52]-[.H52])" office:value-type="float" office:value="-15.324" calcext:value-type="float">
            <text:p>-15,324</text:p>
          </table:table-cell>
          <table:table-cell table:formula="of:=IF([.G52]&gt;[.I52];[.G52]-[.H52];[.F52]-[.I52])+INDEX([.$V$14:.$V$18];[.$E52])" office:value-type="float" office:value="-16.685" calcext:value-type="float">
            <text:p>-16,685</text:p>
          </table:table-cell>
          <table:table-cell table:formula="of:=[.G52]-([.L52]/2)" office:value-type="float" office:value="68.6675" calcext:value-type="float">
            <text:p>68,6675</text:p>
          </table:table-cell>
          <table:table-cell table:formula="of:=[.$S$5]-MAX([.G52];[.I52])/[.$S$8]" office:value-type="float" office:value="115.953195331125" calcext:value-type="float">
            <text:p>115,953195331125</text:p>
          </table:table-cell>
          <table:table-cell table:formula="of:=INDEX([.$T$14:.$T$18];[.E52])-[.M52]/IF(INDEX([.$U$14:.$U$18];[.E52])=0;[.$S$8];[.$T$8])" office:value-type="float" office:value="117.072549933255" calcext:value-type="float">
            <text:p>117,07254993325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21</text:p>
          </table:table-cell>
          <table:table-cell office:value-type="string" calcext:value-type="string">
            <text:p>DDR_dq[21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1.849" calcext:value-type="float">
            <text:p>81,849</text:p>
          </table:table-cell>
          <table:table-cell office:value-type="float" office:value="82.671" calcext:value-type="float">
            <text:p>82,671</text:p>
          </table:table-cell>
          <table:table-cell office:value-type="float" office:value="81.421" calcext:value-type="float">
            <text:p>81,421</text:p>
          </table:table-cell>
          <table:table-cell office:value-type="float" office:value="82.239" calcext:value-type="float">
            <text:p>82,239</text:p>
          </table:table-cell>
          <table:table-cell table:formula="of:=[.G53]-[.I53]" office:value-type="float" office:value="0.432000000000002" calcext:value-type="float">
            <text:p>0,432000000000002</text:p>
          </table:table-cell>
          <table:table-cell table:formula="of:=IF([.G53]&gt;[.I53];[.F53]-[.I53];[.G53]-[.H53])" office:value-type="float" office:value="-0.390000000000001" calcext:value-type="float">
            <text:p>-0,390000000000001</text:p>
          </table:table-cell>
          <table:table-cell table:formula="of:=IF([.G53]&gt;[.I53];[.G53]-[.H53];[.F53]-[.I53])+INDEX([.$V$14:.$V$18];[.$E53])" office:value-type="float" office:value="1.25" calcext:value-type="float">
            <text:p>1,25</text:p>
          </table:table-cell>
          <table:table-cell table:formula="of:=[.G53]-([.L53]/2)" office:value-type="float" office:value="82.046" calcext:value-type="float">
            <text:p>82,046</text:p>
          </table:table-cell>
          <table:table-cell table:formula="of:=[.$S$5]-MAX([.G53];[.I53])/[.$S$8]" office:value-type="float" office:value="115.048025274433" calcext:value-type="float">
            <text:p>115,048025274433</text:p>
          </table:table-cell>
          <table:table-cell table:formula="of:=INDEX([.$T$14:.$T$18];[.E53])-[.M53]/IF(INDEX([.$U$14:.$U$18];[.E53])=0;[.$S$8];[.$T$8])" office:value-type="float" office:value="115.138383250065" calcext:value-type="float">
            <text:p>115,13838325006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21</text:p>
          </table:table-cell>
          <table:table-cell office:value-type="string" calcext:value-type="string">
            <text:p>DDR_dq[22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649" calcext:value-type="float">
            <text:p>63,649</text:p>
          </table:table-cell>
          <table:table-cell office:value-type="float" office:value="64.289" calcext:value-type="float">
            <text:p>64,289</text:p>
          </table:table-cell>
          <table:table-cell office:value-type="float" office:value="75.914" calcext:value-type="float">
            <text:p>75,914</text:p>
          </table:table-cell>
          <table:table-cell office:value-type="float" office:value="76.677" calcext:value-type="float">
            <text:p>76,677</text:p>
          </table:table-cell>
          <table:table-cell table:formula="of:=[.G54]-[.I54]" office:value-type="float" office:value="-12.388" calcext:value-type="float">
            <text:p>-12,388</text:p>
          </table:table-cell>
          <table:table-cell table:formula="of:=IF([.G54]&gt;[.I54];[.F54]-[.I54];[.G54]-[.H54])" office:value-type="float" office:value="-11.625" calcext:value-type="float">
            <text:p>-11,625</text:p>
          </table:table-cell>
          <table:table-cell table:formula="of:=IF([.G54]&gt;[.I54];[.G54]-[.H54];[.F54]-[.I54])+INDEX([.$V$14:.$V$18];[.$E54])" office:value-type="float" office:value="-13.028" calcext:value-type="float">
            <text:p>-13,028</text:p>
          </table:table-cell>
          <table:table-cell table:formula="of:=[.G54]-([.L54]/2)" office:value-type="float" office:value="70.803" calcext:value-type="float">
            <text:p>70,803</text:p>
          </table:table-cell>
          <table:table-cell table:formula="of:=[.$S$5]-MAX([.G54];[.I54])/[.$S$8]" office:value-type="float" office:value="115.914594403935" calcext:value-type="float">
            <text:p>115,914594403935</text:p>
          </table:table-cell>
          <table:table-cell table:formula="of:=INDEX([.$T$14:.$T$18];[.E54])-[.M54]/IF(INDEX([.$U$14:.$U$18];[.E54])=0;[.$S$8];[.$T$8])" office:value-type="float" office:value="116.763814802115" calcext:value-type="float">
            <text:p>116,76381480211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DDR_dq[23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6.58" calcext:value-type="float">
            <text:p>66,58</text:p>
          </table:table-cell>
          <table:table-cell office:value-type="float" office:value="67.249" calcext:value-type="float">
            <text:p>67,249</text:p>
          </table:table-cell>
          <table:table-cell office:value-type="float" office:value="77.853" calcext:value-type="float">
            <text:p>77,853</text:p>
          </table:table-cell>
          <table:table-cell office:value-type="float" office:value="78.636" calcext:value-type="float">
            <text:p>78,636</text:p>
          </table:table-cell>
          <table:table-cell table:formula="of:=[.G55]-[.I55]" office:value-type="float" office:value="-11.387" calcext:value-type="float">
            <text:p>-11,387</text:p>
          </table:table-cell>
          <table:table-cell table:formula="of:=IF([.G55]&gt;[.I55];[.F55]-[.I55];[.G55]-[.H55])" office:value-type="float" office:value="-10.604" calcext:value-type="float">
            <text:p>-10,604</text:p>
          </table:table-cell>
          <table:table-cell table:formula="of:=IF([.G55]&gt;[.I55];[.G55]-[.H55];[.F55]-[.I55])+INDEX([.$V$14:.$V$18];[.$E55])" office:value-type="float" office:value="-12.056" calcext:value-type="float">
            <text:p>-12,056</text:p>
          </table:table-cell>
          <table:table-cell table:formula="of:=[.G55]-([.L55]/2)" office:value-type="float" office:value="73.277" calcext:value-type="float">
            <text:p>73,277</text:p>
          </table:table-cell>
          <table:table-cell table:formula="of:=[.$S$5]-MAX([.G55];[.I55])/[.$S$8]" office:value-type="float" office:value="115.631376365113" calcext:value-type="float">
            <text:p>115,631376365113</text:p>
          </table:table-cell>
          <table:table-cell table:formula="of:=INDEX([.$T$14:.$T$18];[.E55])-[.M55]/IF(INDEX([.$U$14:.$U$18];[.E55])=0;[.$S$8];[.$T$8])" office:value-type="float" office:value="116.406141791373" calcext:value-type="float">
            <text:p>116,40614179137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Y20</text:p>
          </table:table-cell>
          <table:table-cell office:value-type="string" calcext:value-type="string">
            <text:p>DDR_dq[24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128.268" calcext:value-type="float">
            <text:p>128,268</text:p>
          </table:table-cell>
          <table:table-cell office:value-type="float" office:value="112.886" calcext:value-type="float">
            <text:p>112,886</text:p>
          </table:table-cell>
          <table:table-cell office:value-type="float" office:value="114.02" calcext:value-type="float">
            <text:p>114,02</text:p>
          </table:table-cell>
          <table:table-cell table:formula="of:=[.G56]-[.I56]" office:value-type="float" office:value="14.248" calcext:value-type="float">
            <text:p>14,248</text:p>
          </table:table-cell>
          <table:table-cell table:formula="of:=IF([.G56]&gt;[.I56];[.F56]-[.I56];[.G56]-[.H56])" office:value-type="float" office:value="12.971" calcext:value-type="float">
            <text:p>12,971</text:p>
          </table:table-cell>
          <table:table-cell table:formula="of:=IF([.G56]&gt;[.I56];[.G56]-[.H56];[.F56]-[.I56])+INDEX([.$V$14:.$V$18];[.$E56])" office:value-type="float" office:value="15.382" calcext:value-type="float">
            <text:p>15,382</text:p>
          </table:table-cell>
          <table:table-cell table:formula="of:=[.G56]-([.L56]/2)" office:value-type="float" office:value="120.577" calcext:value-type="float">
            <text:p>120,577</text:p>
          </table:table-cell>
          <table:table-cell table:formula="of:=[.$S$5]-MAX([.G56];[.I56])/[.$S$8]" office:value-type="float" office:value="108.455941090599" calcext:value-type="float">
            <text:p>108,455941090599</text:p>
          </table:table-cell>
          <table:table-cell table:formula="of:=INDEX([.$T$14:.$T$18];[.E56])-[.M56]/IF(INDEX([.$U$14:.$U$18];[.E56])=0;[.$S$8];[.$T$8])" office:value-type="float" office:value="109.567850195538" calcext:value-type="float">
            <text:p>109,56785019553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DDR_dq[25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5.538" calcext:value-type="float">
            <text:p>95,538</text:p>
          </table:table-cell>
          <table:table-cell office:value-type="float" office:value="96.498" calcext:value-type="float">
            <text:p>96,498</text:p>
          </table:table-cell>
          <table:table-cell office:value-type="float" office:value="87.629" calcext:value-type="float">
            <text:p>87,629</text:p>
          </table:table-cell>
          <table:table-cell office:value-type="float" office:value="88.509" calcext:value-type="float">
            <text:p>88,509</text:p>
          </table:table-cell>
          <table:table-cell table:formula="of:=[.G57]-[.I57]" office:value-type="float" office:value="7.989" calcext:value-type="float">
            <text:p>7,989</text:p>
          </table:table-cell>
          <table:table-cell table:formula="of:=IF([.G57]&gt;[.I57];[.F57]-[.I57];[.G57]-[.H57])" office:value-type="float" office:value="7.029" calcext:value-type="float">
            <text:p>7,029</text:p>
          </table:table-cell>
          <table:table-cell table:formula="of:=IF([.G57]&gt;[.I57];[.G57]-[.H57];[.F57]-[.I57])+INDEX([.$V$14:.$V$18];[.$E57])" office:value-type="float" office:value="8.869" calcext:value-type="float">
            <text:p>8,869</text:p>
          </table:table-cell>
          <table:table-cell table:formula="of:=[.G57]-([.L57]/2)" office:value-type="float" office:value="92.0635" calcext:value-type="float">
            <text:p>92,0635</text:p>
          </table:table-cell>
          <table:table-cell table:formula="of:=[.$S$5]-MAX([.G57];[.I57])/[.$S$8]" office:value-type="float" office:value="113.049017707929" calcext:value-type="float">
            <text:p>113,049017707929</text:p>
          </table:table-cell>
          <table:table-cell table:formula="of:=INDEX([.$T$14:.$T$18];[.E57])-[.M57]/IF(INDEX([.$U$14:.$U$18];[.E57])=0;[.$S$8];[.$T$8])" office:value-type="float" office:value="113.690125616634" calcext:value-type="float">
            <text:p>113,69012561663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DDR_dq[26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7.417" calcext:value-type="float">
            <text:p>107,417</text:p>
          </table:table-cell>
          <table:table-cell office:value-type="float" office:value="108.497" calcext:value-type="float">
            <text:p>108,497</text:p>
          </table:table-cell>
          <table:table-cell office:value-type="float" office:value="113.357" calcext:value-type="float">
            <text:p>113,357</text:p>
          </table:table-cell>
          <table:table-cell office:value-type="float" office:value="114.497" calcext:value-type="float">
            <text:p>114,497</text:p>
          </table:table-cell>
          <table:table-cell table:formula="of:=[.G58]-[.I58]" office:value-type="float" office:value="-6" calcext:value-type="float">
            <text:p>-6</text:p>
          </table:table-cell>
          <table:table-cell table:formula="of:=IF([.G58]&gt;[.I58];[.F58]-[.I58];[.G58]-[.H58])" office:value-type="float" office:value="-4.86" calcext:value-type="float">
            <text:p>-4,86</text:p>
          </table:table-cell>
          <table:table-cell table:formula="of:=IF([.G58]&gt;[.I58];[.G58]-[.H58];[.F58]-[.I58])+INDEX([.$V$14:.$V$18];[.$E58])" office:value-type="float" office:value="-7.08" calcext:value-type="float">
            <text:p>-7,08</text:p>
          </table:table-cell>
          <table:table-cell table:formula="of:=[.G58]-([.L58]/2)" office:value-type="float" office:value="112.037" calcext:value-type="float">
            <text:p>112,037</text:p>
          </table:table-cell>
          <table:table-cell table:formula="of:=[.$S$5]-MAX([.G58];[.I58])/[.$S$8]" office:value-type="float" office:value="110.446852582486" calcext:value-type="float">
            <text:p>110,446852582486</text:p>
          </table:table-cell>
          <table:table-cell table:formula="of:=INDEX([.$T$14:.$T$18];[.E58])-[.M58]/IF(INDEX([.$U$14:.$U$18];[.E58])=0;[.$S$8];[.$T$8])" office:value-type="float" office:value="110.802501574574" calcext:value-type="float">
            <text:p>110,80250157457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DDR_dq[27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02" calcext:value-type="float">
            <text:p>96,02</text:p>
          </table:table-cell>
          <table:table-cell office:value-type="float" office:value="96.985" calcext:value-type="float">
            <text:p>96,985</text:p>
          </table:table-cell>
          <table:table-cell office:value-type="float" office:value="86.848" calcext:value-type="float">
            <text:p>86,848</text:p>
          </table:table-cell>
          <table:table-cell office:value-type="float" office:value="87.721" calcext:value-type="float">
            <text:p>87,721</text:p>
          </table:table-cell>
          <table:table-cell table:formula="of:=[.G59]-[.I59]" office:value-type="float" office:value="9.264" calcext:value-type="float">
            <text:p>9,264</text:p>
          </table:table-cell>
          <table:table-cell table:formula="of:=IF([.G59]&gt;[.I59];[.F59]-[.I59];[.G59]-[.H59])" office:value-type="float" office:value="8.29899999999999" calcext:value-type="float">
            <text:p>8,29899999999999</text:p>
          </table:table-cell>
          <table:table-cell table:formula="of:=IF([.G59]&gt;[.I59];[.G59]-[.H59];[.F59]-[.I59])+INDEX([.$V$14:.$V$18];[.$E59])" office:value-type="float" office:value="10.137" calcext:value-type="float">
            <text:p>10,137</text:p>
          </table:table-cell>
          <table:table-cell table:formula="of:=[.G59]-([.L59]/2)" office:value-type="float" office:value="91.9165" calcext:value-type="float">
            <text:p>91,9165</text:p>
          </table:table-cell>
          <table:table-cell table:formula="of:=[.$S$5]-MAX([.G59];[.I59])/[.$S$8]" office:value-type="float" office:value="112.978610773317" calcext:value-type="float">
            <text:p>112,978610773317</text:p>
          </table:table-cell>
          <table:table-cell table:formula="of:=INDEX([.$T$14:.$T$18];[.E59])-[.M59]/IF(INDEX([.$U$14:.$U$18];[.E59])=0;[.$S$8];[.$T$8])" office:value-type="float" office:value="113.711377812503" calcext:value-type="float">
            <text:p>113,71137781250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22</text:p>
          </table:table-cell>
          <table:table-cell office:value-type="string" calcext:value-type="string">
            <text:p>DDR_dq[28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9.185" calcext:value-type="float">
            <text:p>99,185</text:p>
          </table:table-cell>
          <table:table-cell office:value-type="float" office:value="100.182" calcext:value-type="float">
            <text:p>100,182</text:p>
          </table:table-cell>
          <table:table-cell office:value-type="float" office:value="95.666" calcext:value-type="float">
            <text:p>95,666</text:p>
          </table:table-cell>
          <table:table-cell office:value-type="float" office:value="96.628" calcext:value-type="float">
            <text:p>96,628</text:p>
          </table:table-cell>
          <table:table-cell table:formula="of:=[.G60]-[.I60]" office:value-type="float" office:value="3.554" calcext:value-type="float">
            <text:p>3,554</text:p>
          </table:table-cell>
          <table:table-cell table:formula="of:=IF([.G60]&gt;[.I60];[.F60]-[.I60];[.G60]-[.H60])" office:value-type="float" office:value="2.557" calcext:value-type="float">
            <text:p>2,557</text:p>
          </table:table-cell>
          <table:table-cell table:formula="of:=IF([.G60]&gt;[.I60];[.G60]-[.H60];[.F60]-[.I60])+INDEX([.$V$14:.$V$18];[.$E60])" office:value-type="float" office:value="4.51600000000001" calcext:value-type="float">
            <text:p>4,51600000000001</text:p>
          </table:table-cell>
          <table:table-cell table:formula="of:=[.G60]-([.L60]/2)" office:value-type="float" office:value="97.924" calcext:value-type="float">
            <text:p>97,924</text:p>
          </table:table-cell>
          <table:table-cell table:formula="of:=[.$S$5]-MAX([.G60];[.I60])/[.$S$8]" office:value-type="float" office:value="112.516411656363" calcext:value-type="float">
            <text:p>112,516411656363</text:p>
          </table:table-cell>
          <table:table-cell table:formula="of:=INDEX([.$T$14:.$T$18];[.E60])-[.M60]/IF(INDEX([.$U$14:.$U$18];[.E60])=0;[.$S$8];[.$T$8])" office:value-type="float" office:value="112.842856950727" calcext:value-type="float">
            <text:p>112,84285695072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20</text:p>
          </table:table-cell>
          <table:table-cell office:value-type="string" calcext:value-type="string">
            <text:p>DDR_dq[29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7.187" calcext:value-type="float">
            <text:p>117,187</text:p>
          </table:table-cell>
          <table:table-cell office:value-type="float" office:value="106.172" calcext:value-type="float">
            <text:p>106,172</text:p>
          </table:table-cell>
          <table:table-cell office:value-type="float" office:value="107.239" calcext:value-type="float">
            <text:p>107,239</text:p>
          </table:table-cell>
          <table:table-cell table:formula="of:=[.G61]-[.I61]" office:value-type="float" office:value="9.94799999999999" calcext:value-type="float">
            <text:p>9,94799999999999</text:p>
          </table:table-cell>
          <table:table-cell table:formula="of:=IF([.G61]&gt;[.I61];[.F61]-[.I61];[.G61]-[.H61])" office:value-type="float" office:value="8.782" calcext:value-type="float">
            <text:p>8,782</text:p>
          </table:table-cell>
          <table:table-cell table:formula="of:=IF([.G61]&gt;[.I61];[.G61]-[.H61];[.F61]-[.I61])+INDEX([.$V$14:.$V$18];[.$E61])" office:value-type="float" office:value="11.015" calcext:value-type="float">
            <text:p>11,015</text:p>
          </table:table-cell>
          <table:table-cell table:formula="of:=[.G61]-([.L61]/2)" office:value-type="float" office:value="111.6795" calcext:value-type="float">
            <text:p>111,6795</text:p>
          </table:table-cell>
          <table:table-cell table:formula="of:=[.$S$5]-MAX([.G61];[.I61])/[.$S$8]" office:value-type="float" office:value="110.057951855366" calcext:value-type="float">
            <text:p>110,057951855366</text:p>
          </table:table-cell>
          <table:table-cell table:formula="of:=INDEX([.$T$14:.$T$18];[.E61])-[.M61]/IF(INDEX([.$U$14:.$U$18];[.E61])=0;[.$S$8];[.$T$8])" office:value-type="float" office:value="110.854186336636" calcext:value-type="float">
            <text:p>110,85418633663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V20</text:p>
          </table:table-cell>
          <table:table-cell office:value-type="string" calcext:value-type="string">
            <text:p>DDR_dq[30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904" calcext:value-type="float">
            <text:p>96,904</text:p>
          </table:table-cell>
          <table:table-cell office:value-type="float" office:value="97.878" calcext:value-type="float">
            <text:p>97,878</text:p>
          </table:table-cell>
          <table:table-cell office:value-type="float" office:value="89.696" calcext:value-type="float">
            <text:p>89,696</text:p>
          </table:table-cell>
          <table:table-cell office:value-type="float" office:value="90.598" calcext:value-type="float">
            <text:p>90,598</text:p>
          </table:table-cell>
          <table:table-cell table:formula="of:=[.G62]-[.I62]" office:value-type="float" office:value="7.28" calcext:value-type="float">
            <text:p>7,28</text:p>
          </table:table-cell>
          <table:table-cell table:formula="of:=IF([.G62]&gt;[.I62];[.F62]-[.I62];[.G62]-[.H62])" office:value-type="float" office:value="6.306" calcext:value-type="float">
            <text:p>6,306</text:p>
          </table:table-cell>
          <table:table-cell table:formula="of:=IF([.G62]&gt;[.I62];[.G62]-[.H62];[.F62]-[.I62])+INDEX([.$V$14:.$V$18];[.$E62])" office:value-type="float" office:value="8.182" calcext:value-type="float">
            <text:p>8,182</text:p>
          </table:table-cell>
          <table:table-cell table:formula="of:=[.G62]-([.L62]/2)" office:value-type="float" office:value="93.787" calcext:value-type="float">
            <text:p>93,787</text:p>
          </table:table-cell>
          <table:table-cell table:formula="of:=[.$S$5]-MAX([.G62];[.I62])/[.$S$8]" office:value-type="float" office:value="112.849507297734" calcext:value-type="float">
            <text:p>112,849507297734</text:p>
          </table:table-cell>
          <table:table-cell table:formula="of:=INDEX([.$T$14:.$T$18];[.E62])-[.M62]/IF(INDEX([.$U$14:.$U$18];[.E62])=0;[.$S$8];[.$T$8])" office:value-type="float" office:value="113.440954463031" calcext:value-type="float">
            <text:p>113,44095446303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Y22</text:p>
          </table:table-cell>
          <table:table-cell office:value-type="string" calcext:value-type="string">
            <text:p>DDR_dq[31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5.461" calcext:value-type="float">
            <text:p>105,461</text:p>
          </table:table-cell>
          <table:table-cell office:value-type="float" office:value="106.521" calcext:value-type="float">
            <text:p>106,521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4" calcext:value-type="float">
            <text:p>105,374</text:p>
          </table:table-cell>
          <table:table-cell table:formula="of:=[.G63]-[.I63]" office:value-type="float" office:value="1.14700000000001" calcext:value-type="float">
            <text:p>1,14700000000001</text:p>
          </table:table-cell>
          <table:table-cell table:formula="of:=IF([.G63]&gt;[.I63];[.F63]-[.I63];[.G63]-[.H63])" office:value-type="float" office:value="0.0870000000000033" calcext:value-type="float">
            <text:p>0,087000000000003</text:p>
          </table:table-cell>
          <table:table-cell table:formula="of:=IF([.G63]&gt;[.I63];[.G63]-[.H63];[.F63]-[.I63])+INDEX([.$V$14:.$V$18];[.$E63])" office:value-type="float" office:value="2.196" calcext:value-type="float">
            <text:p>2,196</text:p>
          </table:table-cell>
          <table:table-cell table:formula="of:=[.G63]-([.L63]/2)" office:value-type="float" office:value="105.423" calcext:value-type="float">
            <text:p>105,423</text:p>
          </table:table-cell>
          <table:table-cell table:formula="of:=[.$S$5]-MAX([.G63];[.I63])/[.$S$8]" office:value-type="float" office:value="111.599964924313" calcext:value-type="float">
            <text:p>111,599964924313</text:p>
          </table:table-cell>
          <table:table-cell table:formula="of:=INDEX([.$T$14:.$T$18];[.E63])-[.M63]/IF(INDEX([.$U$14:.$U$18];[.E63])=0;[.$S$8];[.$T$8])" office:value-type="float" office:value="111.758705815903" calcext:value-type="float">
            <text:p>111,75870581590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DR_dqs_n[0]</text:p>
          </table:table-cell>
          <table:table-cell office:value-type="float" office:value="2" calcext:value-type="float">
            <text:p>2</text:p>
          </table:table-cell>
          <table:table-cell office:value-type="float" office:value="76.455" calcext:value-type="float">
            <text:p>76,455</text:p>
          </table:table-cell>
          <table:table-cell office:value-type="float" office:value="77.223" calcext:value-type="float">
            <text:p>77,223</text:p>
          </table:table-cell>
          <table:table-cell office:value-type="float" office:value="77.888" calcext:value-type="float">
            <text:p>77,888</text:p>
          </table:table-cell>
          <table:table-cell office:value-type="float" office:value="78.671" calcext:value-type="float">
            <text:p>78,671</text:p>
          </table:table-cell>
          <table:table-cell table:formula="of:=[.G64]-[.I64]" office:value-type="float" office:value="-1.44800000000001" calcext:value-type="float">
            <text:p>-1,44800000000001</text:p>
          </table:table-cell>
          <table:table-cell table:formula="of:=IF([.G64]&gt;[.I64];[.F64]-[.I64];[.G64]-[.H64])" office:value-type="float" office:value="-0.665000000000006" calcext:value-type="float">
            <text:p>-0,665000000000006</text:p>
          </table:table-cell>
          <table:table-cell table:formula="of:=IF([.G64]&gt;[.I64];[.G64]-[.H64];[.F64]-[.I64])+INDEX([.$V$14:.$V$18];[.$E64])" office:value-type="float" office:value="-2.21600000000001" calcext:value-type="float">
            <text:p>-2,21600000000001</text:p>
          </table:table-cell>
          <table:table-cell table:formula="of:=[.G64]-([.L64]/2)" office:value-type="float" office:value="78.331" calcext:value-type="float">
            <text:p>78,331</text:p>
          </table:table-cell>
          <table:table-cell table:formula="of:=[.$S$5]-MAX([.G64];[.I64])/[.$S$8]" office:value-type="float" office:value="115.626316318478" calcext:value-type="float">
            <text:p>115,626316318478</text:p>
          </table:table-cell>
          <table:table-cell table:formula="of:=INDEX([.$T$14:.$T$18];[.E64])-[.M64]/IF(INDEX([.$U$14:.$U$18];[.E64])=0;[.$S$8];[.$T$8])" office:value-type="float" office:value="38.6754710572219" calcext:value-type="float">
            <text:p>38,675471057221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DDR_dqs_n[1]</text:p>
          </table:table-cell>
          <table:table-cell office:value-type="float" office:value="3" calcext:value-type="float">
            <text:p>3</text:p>
          </table:table-cell>
          <table:table-cell office:value-type="float" office:value="76.687" calcext:value-type="float">
            <text:p>76,687</text:p>
          </table:table-cell>
          <table:table-cell office:value-type="float" office:value="77.458" calcext:value-type="float">
            <text:p>77,458</text:p>
          </table:table-cell>
          <table:table-cell office:value-type="float" office:value="70.206" calcext:value-type="float">
            <text:p>70,206</text:p>
          </table:table-cell>
          <table:table-cell office:value-type="float" office:value="70.912" calcext:value-type="float">
            <text:p>70,912</text:p>
          </table:table-cell>
          <table:table-cell table:formula="of:=[.G65]-[.I65]" office:value-type="float" office:value="6.54599999999999" calcext:value-type="float">
            <text:p>6,54599999999999</text:p>
          </table:table-cell>
          <table:table-cell table:formula="of:=IF([.G65]&gt;[.I65];[.F65]-[.I65];[.G65]-[.H65])" office:value-type="float" office:value="5.77499999999999" calcext:value-type="float">
            <text:p>5,77499999999999</text:p>
          </table:table-cell>
          <table:table-cell table:formula="of:=IF([.G65]&gt;[.I65];[.G65]-[.H65];[.F65]-[.I65])+INDEX([.$V$14:.$V$18];[.$E65])" office:value-type="float" office:value="17.252" calcext:value-type="float">
            <text:p>17,252</text:p>
          </table:table-cell>
          <table:table-cell table:formula="of:=[.G65]-([.L65]/2)" office:value-type="float" office:value="68.832" calcext:value-type="float">
            <text:p>68,832</text:p>
          </table:table-cell>
          <table:table-cell table:formula="of:=[.$S$5]-MAX([.G65];[.I65])/[.$S$8]" office:value-type="float" office:value="115.801683077585" calcext:value-type="float">
            <text:p>115,801683077585</text:p>
          </table:table-cell>
          <table:table-cell table:formula="of:=INDEX([.$T$14:.$T$18];[.E65])-[.M65]/IF(INDEX([.$U$14:.$U$18];[.E65])=0;[.$S$8];[.$T$8])" office:value-type="float" office:value="115.302547307311" calcext:value-type="float">
            <text:p>115,30254730731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21</text:p>
          </table:table-cell>
          <table:table-cell office:value-type="string" calcext:value-type="string">
            <text:p>DDR_dqs_n[2]</text:p>
          </table:table-cell>
          <table:table-cell office:value-type="float" office:value="4" calcext:value-type="float">
            <text:p>4</text:p>
          </table:table-cell>
          <table:table-cell office:value-type="float" office:value="74.395" calcext:value-type="float">
            <text:p>74,395</text:p>
          </table:table-cell>
          <table:table-cell office:value-type="float" office:value="75.143" calcext:value-type="float">
            <text:p>75,143</text:p>
          </table:table-cell>
          <table:table-cell office:value-type="float" office:value="75.69" calcext:value-type="float">
            <text:p>75,69</text:p>
          </table:table-cell>
          <table:table-cell office:value-type="float" office:value="76.451" calcext:value-type="float">
            <text:p>76,451</text:p>
          </table:table-cell>
          <table:table-cell table:formula="of:=[.G66]-[.I66]" office:value-type="float" office:value="-1.30799999999999" calcext:value-type="float">
            <text:p>-1,30799999999999</text:p>
          </table:table-cell>
          <table:table-cell table:formula="of:=IF([.G66]&gt;[.I66];[.F66]-[.I66];[.G66]-[.H66])" office:value-type="float" office:value="-0.546999999999997" calcext:value-type="float">
            <text:p>-0,546999999999997</text:p>
          </table:table-cell>
          <table:table-cell table:formula="of:=IF([.G66]&gt;[.I66];[.G66]-[.H66];[.F66]-[.I66])+INDEX([.$V$14:.$V$18];[.$E66])" office:value-type="float" office:value="-2.056" calcext:value-type="float">
            <text:p>-2,056</text:p>
          </table:table-cell>
          <table:table-cell table:formula="of:=[.G66]-([.L66]/2)" office:value-type="float" office:value="76.171" calcext:value-type="float">
            <text:p>76,171</text:p>
          </table:table-cell>
          <table:table-cell table:formula="of:=[.$S$5]-MAX([.G66];[.I66])/[.$S$8]" office:value-type="float" office:value="115.947267847923" calcext:value-type="float">
            <text:p>115,947267847923</text:p>
          </table:table-cell>
          <table:table-cell table:formula="of:=INDEX([.$T$14:.$T$18];[.E66])-[.M66]/IF(INDEX([.$U$14:.$U$18];[.E66])=0;[.$S$8];[.$T$8])" office:value-type="float" office:value="115.987748221006" calcext:value-type="float">
            <text:p>115,98774822100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W21</text:p>
          </table:table-cell>
          <table:table-cell office:value-type="string" calcext:value-type="string">
            <text:p>DDR_dqs_n[3]</text:p>
          </table:table-cell>
          <table:table-cell office:value-type="float" office:value="5" calcext:value-type="float">
            <text:p>5</text:p>
          </table:table-cell>
          <table:table-cell office:value-type="float" office:value="110.613" calcext:value-type="float">
            <text:p>110,613</text:p>
          </table:table-cell>
          <table:table-cell office:value-type="float" office:value="111.725" calcext:value-type="float">
            <text:p>111,725</text:p>
          </table:table-cell>
          <table:table-cell office:value-type="float" office:value="95.503" calcext:value-type="float">
            <text:p>95,503</text:p>
          </table:table-cell>
          <table:table-cell office:value-type="float" office:value="96.463" calcext:value-type="float">
            <text:p>96,463</text:p>
          </table:table-cell>
          <table:table-cell table:formula="of:=[.G67]-[.I67]" office:value-type="float" office:value="15.262" calcext:value-type="float">
            <text:p>15,262</text:p>
          </table:table-cell>
          <table:table-cell table:formula="of:=IF([.G67]&gt;[.I67];[.F67]-[.I67];[.G67]-[.H67])" office:value-type="float" office:value="14.15" calcext:value-type="float">
            <text:p>14,15</text:p>
          </table:table-cell>
          <table:table-cell table:formula="of:=IF([.G67]&gt;[.I67];[.G67]-[.H67];[.F67]-[.I67])+INDEX([.$V$14:.$V$18];[.$E67])" office:value-type="float" office:value="16.222" calcext:value-type="float">
            <text:p>16,222</text:p>
          </table:table-cell>
          <table:table-cell table:formula="of:=[.G67]-([.L67]/2)" office:value-type="float" office:value="103.614" calcext:value-type="float">
            <text:p>103,614</text:p>
          </table:table-cell>
          <table:table-cell table:formula="of:=[.$S$5]-MAX([.G67];[.I67])/[.$S$8]" office:value-type="float" office:value="110.84760827601" calcext:value-type="float">
            <text:p>110,84760827601</text:p>
          </table:table-cell>
          <table:table-cell table:formula="of:=INDEX([.$T$14:.$T$18];[.E67])-[.M67]/IF(INDEX([.$U$14:.$U$18];[.E67])=0;[.$S$8];[.$T$8])" office:value-type="float" office:value="112.020237940573" calcext:value-type="float">
            <text:p>112,02023794057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DDR_dqs_p[0]</text:p>
          </table:table-cell>
          <table:table-cell office:value-type="float" office:value="2" calcext:value-type="float">
            <text:p>2</text:p>
          </table:table-cell>
          <table:table-cell office:value-type="float" office:value="76.151" calcext:value-type="float">
            <text:p>76,151</text:p>
          </table:table-cell>
          <table:table-cell office:value-type="float" office:value="76.916" calcext:value-type="float">
            <text:p>76,916</text:p>
          </table:table-cell>
          <table:table-cell office:value-type="float" office:value="77.763" calcext:value-type="float">
            <text:p>77,763</text:p>
          </table:table-cell>
          <table:table-cell office:value-type="float" office:value="78.545" calcext:value-type="float">
            <text:p>78,545</text:p>
          </table:table-cell>
          <table:table-cell table:formula="of:=[.G68]-[.I68]" office:value-type="float" office:value="-1.62900000000001" calcext:value-type="float">
            <text:p>-1,62900000000001</text:p>
          </table:table-cell>
          <table:table-cell table:formula="of:=IF([.G68]&gt;[.I68];[.F68]-[.I68];[.G68]-[.H68])" office:value-type="float" office:value="-0.847000000000008" calcext:value-type="float">
            <text:p>-0,847000000000008</text:p>
          </table:table-cell>
          <table:table-cell table:formula="of:=IF([.G68]&gt;[.I68];[.G68]-[.H68];[.F68]-[.I68])+INDEX([.$V$14:.$V$18];[.$E68])" office:value-type="float" office:value="-2.39400000000001" calcext:value-type="float">
            <text:p>-2,39400000000001</text:p>
          </table:table-cell>
          <table:table-cell table:formula="of:=[.G68]-([.L68]/2)" office:value-type="float" office:value="78.113" calcext:value-type="float">
            <text:p>78,113</text:p>
          </table:table-cell>
          <table:table-cell table:formula="of:=[.$S$5]-MAX([.G68];[.I68])/[.$S$8]" office:value-type="float" office:value="115.644532486365" calcext:value-type="float">
            <text:p>115,644532486365</text:p>
          </table:table-cell>
          <table:table-cell table:formula="of:=INDEX([.$T$14:.$T$18];[.E68])-[.M68]/IF(INDEX([.$U$14:.$U$18];[.E68])=0;[.$S$8];[.$T$8])" office:value-type="float" office:value="38.7069879191224" calcext:value-type="float">
            <text:p>38,706987919122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21</text:p>
          </table:table-cell>
          <table:table-cell office:value-type="string" calcext:value-type="string">
            <text:p>DDR_dqs_p[1]</text:p>
          </table:table-cell>
          <table:table-cell office:value-type="float" office:value="3" calcext:value-type="float">
            <text:p>3</text:p>
          </table:table-cell>
          <table:table-cell office:value-type="float" office:value="78.132" calcext:value-type="float">
            <text:p>78,132</text:p>
          </table:table-cell>
          <table:table-cell office:value-type="float" office:value="78.918" calcext:value-type="float">
            <text:p>78,918</text:p>
          </table:table-cell>
          <table:table-cell office:value-type="float" office:value="70.174" calcext:value-type="float">
            <text:p>70,174</text:p>
          </table:table-cell>
          <table:table-cell office:value-type="float" office:value="70.88" calcext:value-type="float">
            <text:p>70,88</text:p>
          </table:table-cell>
          <table:table-cell table:formula="of:=[.G69]-[.I69]" office:value-type="float" office:value="8.03800000000001" calcext:value-type="float">
            <text:p>8,03800000000001</text:p>
          </table:table-cell>
          <table:table-cell table:formula="of:=IF([.G69]&gt;[.I69];[.F69]-[.I69];[.G69]-[.H69])" office:value-type="float" office:value="7.25200000000001" calcext:value-type="float">
            <text:p>7,25200000000001</text:p>
          </table:table-cell>
          <table:table-cell table:formula="of:=IF([.G69]&gt;[.I69];[.G69]-[.H69];[.F69]-[.I69])+INDEX([.$V$14:.$V$18];[.$E69])" office:value-type="float" office:value="18.744" calcext:value-type="float">
            <text:p>18,744</text:p>
          </table:table-cell>
          <table:table-cell table:formula="of:=[.G69]-([.L69]/2)" office:value-type="float" office:value="69.546" calcext:value-type="float">
            <text:p>69,546</text:p>
          </table:table-cell>
          <table:table-cell table:formula="of:=[.$S$5]-MAX([.G69];[.I69])/[.$S$8]" office:value-type="float" office:value="115.590606846508" calcext:value-type="float">
            <text:p>115,590606846508</text:p>
          </table:table-cell>
          <table:table-cell table:formula="of:=INDEX([.$T$14:.$T$18];[.E69])-[.M69]/IF(INDEX([.$U$14:.$U$18];[.E69])=0;[.$S$8];[.$T$8])" office:value-type="float" office:value="115.181208667978" calcext:value-type="float">
            <text:p>115,18120866797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21</text:p>
          </table:table-cell>
          <table:table-cell office:value-type="string" calcext:value-type="string">
            <text:p>DDR_dqs_p[2]</text:p>
          </table:table-cell>
          <table:table-cell office:value-type="float" office:value="4" calcext:value-type="float">
            <text:p>4</text:p>
          </table:table-cell>
          <table:table-cell office:value-type="float" office:value="70.538" calcext:value-type="float">
            <text:p>70,538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627" calcext:value-type="float">
            <text:p>75,627</text:p>
          </table:table-cell>
          <table:table-cell office:value-type="float" office:value="76.387" calcext:value-type="float">
            <text:p>76,387</text:p>
          </table:table-cell>
          <table:table-cell table:formula="of:=[.G70]-[.I70]" office:value-type="float" office:value="-5.14100000000001" calcext:value-type="float">
            <text:p>-5,14100000000001</text:p>
          </table:table-cell>
          <table:table-cell table:formula="of:=IF([.G70]&gt;[.I70];[.F70]-[.I70];[.G70]-[.H70])" office:value-type="float" office:value="-4.381" calcext:value-type="float">
            <text:p>-4,381</text:p>
          </table:table-cell>
          <table:table-cell table:formula="of:=IF([.G70]&gt;[.I70];[.G70]-[.H70];[.F70]-[.I70])+INDEX([.$V$14:.$V$18];[.$E70])" office:value-type="float" office:value="-5.849" calcext:value-type="float">
            <text:p>-5,849</text:p>
          </table:table-cell>
          <table:table-cell table:formula="of:=[.G70]-([.L70]/2)" office:value-type="float" office:value="74.1705" calcext:value-type="float">
            <text:p>74,1705</text:p>
          </table:table-cell>
          <table:table-cell table:formula="of:=[.$S$5]-MAX([.G70];[.I70])/[.$S$8]" office:value-type="float" office:value="115.956520504628" calcext:value-type="float">
            <text:p>115,956520504628</text:p>
          </table:table-cell>
          <table:table-cell table:formula="of:=INDEX([.$T$14:.$T$18];[.E70])-[.M70]/IF(INDEX([.$U$14:.$U$18];[.E70])=0;[.$S$8];[.$T$8])" office:value-type="float" office:value="116.27696602941" calcext:value-type="float">
            <text:p>116,2769660294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V21</text:p>
          </table:table-cell>
          <table:table-cell office:value-type="string" calcext:value-type="string">
            <text:p>DDR_dqs_p[3]</text:p>
          </table:table-cell>
          <table:table-cell office:value-type="float" office:value="5" calcext:value-type="float">
            <text:p>5</text:p>
          </table:table-cell>
          <table:table-cell office:value-type="float" office:value="112.069" calcext:value-type="float">
            <text:p>112,069</text:p>
          </table:table-cell>
          <table:table-cell office:value-type="float" office:value="113.195" calcext:value-type="float">
            <text:p>113,195</text:p>
          </table:table-cell>
          <table:table-cell office:value-type="float" office:value="95.593" calcext:value-type="float">
            <text:p>95,593</text:p>
          </table:table-cell>
          <table:table-cell office:value-type="float" office:value="96.554" calcext:value-type="float">
            <text:p>96,554</text:p>
          </table:table-cell>
          <table:table-cell table:formula="of:=[.G71]-[.I71]" office:value-type="float" office:value="16.641" calcext:value-type="float">
            <text:p>16,641</text:p>
          </table:table-cell>
          <table:table-cell table:formula="of:=IF([.G71]&gt;[.I71];[.F71]-[.I71];[.G71]-[.H71])" office:value-type="float" office:value="15.515" calcext:value-type="float">
            <text:p>15,515</text:p>
          </table:table-cell>
          <table:table-cell table:formula="of:=IF([.G71]&gt;[.I71];[.G71]-[.H71];[.F71]-[.I71])+INDEX([.$V$14:.$V$18];[.$E71])" office:value-type="float" office:value="17.602" calcext:value-type="float">
            <text:p>17,602</text:p>
          </table:table-cell>
          <table:table-cell table:formula="of:=[.G71]-([.L71]/2)" office:value-type="float" office:value="104.394" calcext:value-type="float">
            <text:p>104,394</text:p>
          </table:table-cell>
          <table:table-cell table:formula="of:=[.$S$5]-MAX([.G71];[.I71])/[.$S$8]" office:value-type="float" office:value="110.635086317323" calcext:value-type="float">
            <text:p>110,635086317323</text:p>
          </table:table-cell>
          <table:table-cell table:formula="of:=INDEX([.$T$14:.$T$18];[.E71])-[.M71]/IF(INDEX([.$U$14:.$U$18];[.E71])=0;[.$S$8];[.$T$8])" office:value-type="float" office:value="111.907471186984" calcext:value-type="float">
            <text:p>111,90747118698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18</text:p>
          </table:table-cell>
          <table:table-cell office:value-type="string" calcext:value-type="string">
            <text:p>DDR_odt</text:p>
          </table:table-cell>
          <table:table-cell office:value-type="float" office:value="1" calcext:value-type="float">
            <text:p>1</text:p>
          </table:table-cell>
          <table:table-cell office:value-type="float" office:value="75.193" calcext:value-type="float">
            <text:p>75,193</text:p>
          </table:table-cell>
          <table:table-cell office:value-type="float" office:value="75.949" calcext:value-type="float">
            <text:p>75,949</text:p>
          </table:table-cell>
          <table:table-cell office:value-type="float" office:value="104.081" calcext:value-type="float">
            <text:p>104,081</text:p>
          </table:table-cell>
          <table:table-cell office:value-type="float" office:value="105.127" calcext:value-type="float">
            <text:p>105,127</text:p>
          </table:table-cell>
          <table:table-cell table:formula="of:=[.G72]-[.I72]" office:value-type="float" office:value="-29.178" calcext:value-type="float">
            <text:p>-29,178</text:p>
          </table:table-cell>
          <table:table-cell table:formula="of:=IF([.G72]&gt;[.I72];[.F72]-[.I72];[.G72]-[.H72])" office:value-type="float" office:value="-28.132" calcext:value-type="float">
            <text:p>-28,132</text:p>
          </table:table-cell>
          <table:table-cell table:formula="of:=IF([.G72]&gt;[.I72];[.G72]-[.H72];[.F72]-[.I72])+INDEX([.$V$14:.$V$18];[.$E72])" office:value-type="float" office:value="-29.934" calcext:value-type="float">
            <text:p>-29,934</text:p>
          </table:table-cell>
          <table:table-cell table:formula="of:=[.G72]-([.L72]/2)" office:value-type="float" office:value="90.916" calcext:value-type="float">
            <text:p>90,916</text:p>
          </table:table-cell>
          <table:table-cell table:formula="of:=[.$S$5]-MAX([.G72];[.I72])/[.$S$8]" office:value-type="float" office:value="111.801499353162" calcext:value-type="float">
            <text:p>111,801499353162</text:p>
          </table:table-cell>
          <table:table-cell table:formula="of:=INDEX([.$T$14:.$T$18];[.E72])-[.M72]/IF(INDEX([.$U$14:.$U$18];[.E72])=0;[.$S$8];[.$T$8])" office:value-type="float" office:value="49.5495465915779" calcext:value-type="float">
            <text:p>49,549546591577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DDR_ras_n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,34</text:p>
          </table:table-cell>
          <table:table-cell office:value-type="float" office:value="90.238" calcext:value-type="float">
            <text:p>90,238</text:p>
          </table:table-cell>
          <table:table-cell office:value-type="float" office:value="101.716" calcext:value-type="float">
            <text:p>101,716</text:p>
          </table:table-cell>
          <table:table-cell office:value-type="float" office:value="102.738" calcext:value-type="float">
            <text:p>102,738</text:p>
          </table:table-cell>
          <table:table-cell table:formula="of:=[.G73]-[.I73]" office:value-type="float" office:value="-12.5" calcext:value-type="float">
            <text:p>-12,5</text:p>
          </table:table-cell>
          <table:table-cell table:formula="of:=IF([.G73]&gt;[.I73];[.F73]-[.I73];[.G73]-[.H73])" office:value-type="float" office:value="-11.478" calcext:value-type="float">
            <text:p>-11,478</text:p>
          </table:table-cell>
          <table:table-cell table:formula="of:=IF([.G73]&gt;[.I73];[.G73]-[.H73];[.F73]-[.I73])+INDEX([.$V$14:.$V$18];[.$E73])" office:value-type="float" office:value="-13.398" calcext:value-type="float">
            <text:p>-13,398</text:p>
          </table:table-cell>
          <table:table-cell table:formula="of:=[.G73]-([.L73]/2)" office:value-type="float" office:value="96.937" calcext:value-type="float">
            <text:p>96,937</text:p>
          </table:table-cell>
          <table:table-cell table:formula="of:=[.$S$5]-MAX([.G73];[.I73])/[.$S$8]" office:value-type="float" office:value="112.146883679219" calcext:value-type="float">
            <text:p>112,146883679219</text:p>
          </table:table-cell>
          <table:table-cell table:formula="of:=INDEX([.$T$14:.$T$18];[.E73])-[.M73]/IF(INDEX([.$U$14:.$U$18];[.E73])=0;[.$S$8];[.$T$8])" office:value-type="float" office:value="48.526325376697" calcext:value-type="float">
            <text:p>48,526325376697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DDR_reset_n</text:p>
          </table:table-cell>
          <table:table-cell office:value-type="float" office:value="1" calcext:value-type="float">
            <text:p>1</text:p>
          </table:table-cell>
          <table:table-cell office:value-type="float" office:value="75.695" calcext:value-type="float">
            <text:p>75,695</text:p>
          </table:table-cell>
          <table:table-cell office:value-type="float" office:value="76.456" calcext:value-type="float">
            <text:p>76,456</text:p>
          </table:table-cell>
          <table:table-cell office:value-type="float" office:value="72.264" calcext:value-type="float">
            <text:p>72,264</text:p>
          </table:table-cell>
          <table:table-cell office:value-type="float" office:value="72.99" calcext:value-type="float">
            <text:p>72,99</text:p>
          </table:table-cell>
          <table:table-cell table:formula="of:=[.G74]-[.I74]" office:value-type="float" office:value="3.46600000000001" calcext:value-type="float">
            <text:p>3,46600000000001</text:p>
          </table:table-cell>
          <table:table-cell table:formula="of:=IF([.G74]&gt;[.I74];[.F74]-[.I74];[.G74]-[.H74])" office:value-type="float" office:value="2.705" calcext:value-type="float">
            <text:p>2,705</text:p>
          </table:table-cell>
          <table:table-cell table:formula="of:=IF([.G74]&gt;[.I74];[.G74]-[.H74];[.F74]-[.I74])+INDEX([.$V$14:.$V$18];[.$E74])" office:value-type="float" office:value="4.19200000000001" calcext:value-type="float">
            <text:p>4,19200000000001</text:p>
          </table:table-cell>
          <table:table-cell table:formula="of:=[.G74]-([.L74]/2)" office:value-type="float" office:value="74.36" calcext:value-type="float">
            <text:p>74,36</text:p>
          </table:table-cell>
          <table:table-cell table:formula="of:=[.$S$5]-MAX([.G74];[.I74])/[.$S$8]" office:value-type="float" office:value="115.946544984118" calcext:value-type="float">
            <text:p>115,946544984118</text:p>
          </table:table-cell>
          <table:table-cell table:formula="of:=INDEX([.$T$14:.$T$18];[.E74])-[.M74]/IF(INDEX([.$U$14:.$U$18];[.E74])=0;[.$S$8];[.$T$8])" office:value-type="float" office:value="52.3631075338745" calcext:value-type="float">
            <text:p>52,363107533874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DDR_we_n</text:p>
          </table:table-cell>
          <table:table-cell office:value-type="float" office:value="1" calcext:value-type="float">
            <text:p>1</text:p>
          </table:table-cell>
          <table:table-cell office:value-type="float" office:value="117.78" calcext:value-type="float">
            <text:p>117,78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107.15" calcext:value-type="float">
            <text:p>107,15</text:p>
          </table:table-cell>
          <table:table-cell table:formula="of:=[.G75]-[.I75]" office:value-type="float" office:value="11.814" calcext:value-type="float">
            <text:p>11,814</text:p>
          </table:table-cell>
          <table:table-cell table:formula="of:=IF([.G75]&gt;[.I75];[.F75]-[.I75];[.G75]-[.H75])" office:value-type="float" office:value="10.63" calcext:value-type="float">
            <text:p>10,63</text:p>
          </table:table-cell>
          <table:table-cell table:formula="of:=IF([.G75]&gt;[.I75];[.G75]-[.H75];[.F75]-[.I75])+INDEX([.$V$14:.$V$18];[.$E75])" office:value-type="float" office:value="12.88" calcext:value-type="float">
            <text:p>12,88</text:p>
          </table:table-cell>
          <table:table-cell table:formula="of:=[.G75]-([.L75]/2)" office:value-type="float" office:value="112.524" calcext:value-type="float">
            <text:p>112,524</text:p>
          </table:table-cell>
          <table:table-cell table:formula="of:=[.$S$5]-MAX([.G75];[.I75])/[.$S$8]" office:value-type="float" office:value="109.801046059049" calcext:value-type="float">
            <text:p>109,801046059049</text:p>
          </table:table-cell>
          <table:table-cell table:formula="of:=INDEX([.$T$14:.$T$18];[.E75])-[.M75]/IF(INDEX([.$U$14:.$U$18];[.E75])=0;[.$S$8];[.$T$8])" office:value-type="float" office:value="45.8774383020669" calcext:value-type="float">
            <text:p>45,8774383020669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16</text:p>
          </table:table-cell>
          <table:table-cell office:value-type="string" calcext:value-type="string">
            <text:p>FIXED_IO_ddr_vrn</text:p>
          </table:table-cell>
          <table:table-cell/>
          <table:table-cell office:value-type="float" office:value="75.083" calcext:value-type="float">
            <text:p>75,083</text:p>
          </table:table-cell>
          <table:table-cell office:value-type="float" office:value="75.838" calcext:value-type="float">
            <text:p>75,838</text:p>
          </table:table-cell>
          <table:table-cell office:value-type="float" office:value="73.209" calcext:value-type="float">
            <text:p>73,209</text:p>
          </table:table-cell>
          <table:table-cell office:value-type="float" office:value="73.945" calcext:value-type="float">
            <text:p>73,945</text:p>
          </table:table-cell>
          <table:table-cell table:formula="of:=[.G76]-[.I76]" office:value-type="float" office:value="1.893" calcext:value-type="float">
            <text:p>1,893</text:p>
          </table:table-cell>
          <table:table-cell table:formula="of:=IF([.G76]&gt;[.I76];[.F76]-[.I76];[.G76]-[.H76])" office:value-type="float" office:value="1.13800000000001" calcext:value-type="float">
            <text:p>1,13800000000001</text:p>
          </table:table-cell>
          <table:table-cell table:formula="of:=IF([.G76]&gt;[.I76];[.G76]-[.H76];[.F76]-[.I76])+INDEX([.$V$14:.$V$18];[.$E76])" office:value-type="string" office:string-value="" calcext:value-type="error">
            <text:p>#VALUE!</text:p>
          </table:table-cell>
          <table:table-cell table:formula="of:=[.G76]-([.L76]/2)" office:value-type="string" office:string-value="" calcext:value-type="error">
            <text:p>#VALUE!</text:p>
          </table:table-cell>
          <table:table-cell table:formula="of:=[.$S$5]-MAX([.G76];[.I76])/[.$S$8]" office:value-type="float" office:value="116.035890950423" calcext:value-type="float">
            <text:p>116,035890950423</text:p>
          </table:table-cell>
          <table:table-cell table:formula="of:=INDEX([.$T$14:.$T$18];[.E76])-[.M76]/IF(INDEX([.$U$14:.$U$18];[.E76])=0;[.$S$8];[.$T$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FIXED_IO_ddr_vrp</text:p>
          </table:table-cell>
          <table:table-cell/>
          <table:table-cell office:value-type="float" office:value="76.712" calcext:value-type="float">
            <text:p>76,712</text:p>
          </table:table-cell>
          <table:table-cell office:value-type="float" office:value="77.483" calcext:value-type="float">
            <text:p>77,483</text:p>
          </table:table-cell>
          <table:table-cell office:value-type="float" office:value="74.048" calcext:value-type="float">
            <text:p>74,048</text:p>
          </table:table-cell>
          <table:table-cell office:value-type="float" office:value="74.792" calcext:value-type="float">
            <text:p>74,792</text:p>
          </table:table-cell>
          <table:table-cell table:formula="of:=[.G77]-[.I77]" office:value-type="float" office:value="2.691" calcext:value-type="float">
            <text:p>2,691</text:p>
          </table:table-cell>
          <table:table-cell table:formula="of:=IF([.G77]&gt;[.I77];[.F77]-[.I77];[.G77]-[.H77])" office:value-type="float" office:value="1.92" calcext:value-type="float">
            <text:p>1,92</text:p>
          </table:table-cell>
          <table:table-cell table:formula="of:=IF([.G77]&gt;[.I77];[.G77]-[.H77];[.F77]-[.I77])+INDEX([.$V$14:.$V$18];[.$E77])" office:value-type="string" office:string-value="" calcext:value-type="error">
            <text:p>#VALUE!</text:p>
          </table:table-cell>
          <table:table-cell table:formula="of:=[.G77]-([.L77]/2)" office:value-type="string" office:string-value="" calcext:value-type="error">
            <text:p>#VALUE!</text:p>
          </table:table-cell>
          <table:table-cell table:formula="of:=[.$S$5]-MAX([.G77];[.I77])/[.$S$8]" office:value-type="float" office:value="115.79806875856" calcext:value-type="float">
            <text:p>115,79806875856</text:p>
          </table:table-cell>
          <table:table-cell table:formula="of:=INDEX([.$T$14:.$T$18];[.E77])-[.M77]/IF(INDEX([.$U$14:.$U$18];[.E77])=0;[.$S$8];[.$T$8])" office:value-type="string" office:string-value="" calcext:value-type="error">
            <text:p>#VALUE!</text:p>
          </table:table-cell>
          <table:table-cell table:number-columns-repeated="1007"/>
        </table:table-row>
        <calcext:conditional-formats>
          <calcext:conditional-format calcext:target-range-address="pins.L5:pins.L77">
            <calcext:condition calcext:apply-style-name="Untitled2" calcext:value="&gt;[$pins.$S$11]" calcext:base-cell-address="pins.L5"/>
            <calcext:condition calcext:apply-style-name="Untitled2" calcext:value="&lt;-[$pins.$S$11]" calcext:base-cell-address="pins.L5"/>
            <calcext:condition calcext:apply-style-name="Untitled1" calcext:value="between([$pins.$S$11],-[$pins.$S$11])" calcext:base-cell-address="pins.L5"/>
          </calcext:conditional-format>
          <calcext:conditional-format calcext:target-range-address="pins.D5:pins.K77">
            <calcext:condition calcext:apply-style-name="Untitled4" calcext:value="formula-is(MOD(ROW();2)=0)" calcext:base-cell-address="pins.D5"/>
          </calcext:conditional-format>
          <calcext:conditional-format calcext:target-range-address="pins.M5:pins.N77">
            <calcext:condition calcext:apply-style-name="Untitled4" calcext:value="formula-is(MOD(ROW();2)=0)" calcext:base-cell-address="pins.M5"/>
          </calcext:conditional-format>
          <calcext:conditional-format calcext:target-range-address="pins.O5:pins.O77">
            <calcext:condition calcext:apply-style-name="Untitled2" calcext:value="&gt;INDIRECT(ADDRESS(ROW();COLUMN()-1))" calcext:base-cell-address="pins.O5"/>
            <calcext:condition calcext:apply-style-name="Untitled5" calcext:value="formula-is(MOD(ROW();2)=1)" calcext:base-cell-address="pins.O5"/>
          </calcext:conditional-format>
        </calcext:conditional-formats>
      </table:table>
      <table:table table:name="signal speed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ɛ_eff</text:p>
          </table:table-cell>
          <table:table-cell office:value-type="string" calcext:value-type="string">
            <text:p>c_0/ m/s</text:p>
          </table:table-cell>
          <table:table-cell office:value-type="string" calcext:value-type="string">
            <text:p>c_0 / mm/ps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formula="of:=0.64*[.B5]+0.36" office:value-type="float" office:value="3.112" calcext:value-type="float">
            <text:p>3,112</text:p>
          </table:table-cell>
          <table:table-cell office:value-type="float" office:value="299792458" calcext:value-type="float">
            <text:p>299792458</text:p>
          </table:table-cell>
          <table:table-cell table:formula="of:=[.D5]*1000*POWER(10;-12)" office:value-type="float" office:value="0.299792458" calcext:value-type="float">
            <text:p>0,299792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_p(inner)/ mms/ps</text:p>
          </table:table-cell>
          <table:table-cell office:value-type="string" calcext:value-type="string">
            <text:p>V_p(outer)/ mm/ps</text:p>
          </table:table-cell>
          <table:table-cell office:value-type="string" calcext:value-type="string">
            <text:p>t_pd(inner)/ ps/mm</text:p>
          </table:table-cell>
          <table:table-cell office:value-type="string" calcext:value-type="string">
            <text:p>t_pd(outer)/ ps/mm</text:p>
          </table:table-cell>
        </table:table-row>
        <table:table-row table:style-name="ro1">
          <table:table-cell/>
          <table:table-cell table:formula="of:=[.E5]/SQRT([.B5])" office:value-type="float" office:value="0.144572761011325" calcext:value-type="float">
            <text:p>0,144572761011325</text:p>
          </table:table-cell>
          <table:table-cell table:formula="of:=[.E5]/SQRT([.C5])" office:value-type="float" office:value="0.169942071895179" calcext:value-type="float">
            <text:p>0,169942071895179</text:p>
          </table:table-cell>
          <table:table-cell table:formula="of:=1/[.B8]" office:value-type="float" office:value="6.9169322976523" calcext:value-type="float">
            <text:p>6,9169322976523</text:p>
          </table:table-cell>
          <table:table-cell table:formula="of:=1/[.C8]" office:value-type="float" office:value="5.88435805711962" calcext:value-type="float">
            <text:p>5,88435805711962</text:p>
          </table:table-cell>
        </table:table-row>
      </table:table>
      <table:table table:name="layer stack" table:style-name="ta1">
        <table:table-column table:style-name="co21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1" table:number-columns-repeated="3" table:default-cell-style-name="Default"/>
        <table:table-column table:style-name="co27" table:default-cell-style-name="Default"/>
        <table:table-column table:style-name="co21" table:number-columns-repeated="2" table:default-cell-style-name="Default"/>
        <table:table-row table:style-name="ro1"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 table:number-columns-spanned="2" table:number-rows-spanned="1">
            <text:p>MultiCB Sample Stackup</text:p>
          </table:table-cell>
          <table:covered-table-cell/>
          <table:table-cell office:value-type="string" calcext:value-type="string" table:number-columns-spanned="2" table:number-rows-spanned="1">
            <text:p>Protonexpress Stackup</text:p>
          </table:table-cell>
          <table:covered-table-cell/>
          <table:table-cell office:value-type="string" calcext:value-type="string" table:number-columns-spanned="2" table:number-rows-spanned="1">
            <text:p>My Stackup</text:p>
          </table:table-cell>
          <table:covered-table-cell/>
          <table:table-cell office:value-type="string" calcext:value-type="string" table:number-columns-spanned="2" table:number-rows-spanned="1">
            <text:p>My Stackup 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fferentielle Impedance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</table:table-row>
        <table:table-row table:style-name="ro1">
          <table:table-cell/>
          <table:table-cell office:value-type="string" calcext:value-type="string">
            <text:p>Inner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ngle Ended Impedance</text:p>
          </table:table-cell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Inner Lay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(Coated)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7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3 mm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8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1 m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bf44"/>
    </style:style>
    <style:style style:name="Untitled2" style:family="table-cell" style:parent-style-name="Default">
      <style:table-cell-properties fo:background-color="#ed1c24"/>
    </style:style>
    <style:style style:name="Untitled3" style:family="table-cell" style:parent-style-name="Default">
      <style:table-cell-properties fo:background-color="#808080"/>
    </style:style>
    <style:style style:name="Untitled4" style:family="table-cell" style:parent-style-name="Default">
      <style:table-cell-properties fo:background-color="#808080"/>
      <style:text-properties fo:color="#ffffff"/>
    </style:style>
    <style:style style:name="Untitled5" style:family="table-cell" style:parent-style-name="Default">
      <style:table-cell-properties fo:background-color="#333333"/>
      <style:text-properties fo: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5:51:11.943037384</dc:date>
    <meta:editing-duration>P4DT21H48M12S</meta:editing-duration>
    <meta:editing-cycles>37</meta:editing-cycles>
    <meta:generator>LibreOffice/6.0.3.2$Linux_X86_64 LibreOffice_project/00m0$Build-2</meta:generator>
    <meta:document-statistic meta:table-count="3" meta:cell-count="1107" meta:object-count="0"/>
  </office:meta>
</office:document-meta>
</file>